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/>
    <style:font-face style:name="Arial MT1" svg:font-family="'Arial MT'" style:font-family-generic="roman" style:font-pitch="variable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adornments="Regular" style:font-family-generic="swiss" style:font-pitch="variable"/>
    <style:font-face style:name="Lucida Sans Unicode1" svg:font-family="'Lucida Sans Unicode'" style:font-family-generic="roman" style:font-pitch="variable"/>
    <style:font-face style:name="Lucida Sans Unicode2" svg:font-family="'Lucida Sans Unicode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773cm" fo:margin-left="0.168cm" fo:margin-top="0cm" fo:margin-bottom="0cm" table:align="left" style:writing-mode="lr-tb"/>
    </style:style>
    <style:style style:name="Table1.A" style:family="table-column">
      <style:table-column-properties style:column-width="3.161cm"/>
    </style:style>
    <style:style style:name="Table1.B" style:family="table-column">
      <style:table-column-properties style:column-width="5.165cm"/>
    </style:style>
    <style:style style:name="Table1.C" style:family="table-column">
      <style:table-column-properties style:column-width="6.447cm"/>
    </style:style>
    <style:style style:name="Table1.1" style:family="table-row">
      <style:table-row-properties style:min-row-height="0.66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885cm" fo:keep-together="auto"/>
    </style:style>
    <style:style style:name="Table1.3" style:family="table-row">
      <style:table-row-properties style:min-row-height="0.882cm" fo:keep-together="auto"/>
    </style:style>
    <style:style style:name="Table1.4" style:family="table-row">
      <style:table-row-properties style:min-row-height="0.864cm" fo:keep-together="auto"/>
    </style:style>
    <style:style style:name="Table1.5" style:family="table-row">
      <style:table-row-properties style:min-row-height="0.674cm" fo:keep-together="auto"/>
    </style:style>
    <style:style style:name="P1" style:family="paragraph" style:parent-style-name="Standard">
      <style:paragraph-properties fo:margin-left="0.637cm" fo:margin-right="0cm" fo:margin-top="0cm" fo:margin-bottom="0cm" style:contextual-spacing="false" fo:line-height="115%" fo:text-align="start" style:justify-single-word="false" fo:text-indent="0cm" style:auto-text-indent="false"/>
    </style:style>
    <style:style style:name="P2" style:family="paragraph" style:parent-style-name="Text_20_body">
      <style:paragraph-properties fo:margin-left="14.93cm" fo:margin-right="0.619cm" fo:line-height="115%" fo:text-align="end" style:justify-single-word="false" fo:text-indent="-0.018cm" style:auto-text-indent="false"/>
    </style:style>
    <style:style style:name="P3" style:family="paragraph" style:parent-style-name="Text_20_body">
      <style:paragraph-properties fo:margin-left="13.6cm" fo:margin-right="0.623cm" fo:margin-top="0.542cm" fo:margin-bottom="0cm" style:contextual-spacing="false" fo:line-height="115%" fo:text-align="end" style:justify-single-word="false" fo:text-indent="0cm" style:auto-text-indent="false"/>
      <style:text-properties officeooo:paragraph-rsid="0001bd33"/>
    </style:style>
    <style:style style:name="P4" style:family="paragraph" style:parent-style-name="Text_20_body">
      <style:paragraph-properties fo:margin-left="0.637cm" fo:margin-right="0.977cm" fo:line-height="115%" fo:text-indent="0.005cm" style:auto-text-indent="false"/>
    </style:style>
    <style:style style:name="P5" style:family="paragraph" style:parent-style-name="Text_20_body">
      <style:paragraph-properties fo:margin-left="0.637cm" fo:margin-right="0.977cm" fo:margin-top="0.002cm" fo:margin-bottom="0cm" style:contextual-spacing="false" fo:line-height="115%" fo:text-indent="0.005cm" style:auto-text-indent="false"/>
    </style:style>
    <style:style style:name="P6" style:family="paragraph" style:parent-style-name="Text_20_body">
      <style:paragraph-properties fo:margin-left="0.637cm" fo:margin-right="0cm" fo:line-height="115%" fo:text-indent="-0.637cm" style:auto-text-indent="false"/>
    </style:style>
    <style:style style:name="P7" style:family="paragraph" style:parent-style-name="Text_20_body">
      <style:paragraph-properties fo:margin-left="0.637cm" fo:margin-right="0.46cm" fo:line-height="115%" fo:text-indent="0.005cm" style:auto-text-indent="false"/>
    </style:style>
    <style:style style:name="P8" style:family="paragraph" style:parent-style-name="Text_20_body">
      <style:paragraph-properties fo:margin-left="0.637cm" fo:margin-right="0cm" fo:line-height="115%" fo:text-indent="0cm" style:auto-text-indent="false"/>
    </style:style>
    <style:style style:name="P9" style:family="paragraph" style:parent-style-name="Table_20_Paragraph">
      <style:paragraph-properties fo:margin-left="0.088cm" fo:margin-right="0cm" fo:margin-top="0cm" fo:margin-bottom="0cm" style:contextual-spacing="false" fo:line-height="0.434cm" fo:orphans="0" fo:widows="0" fo:text-indent="-0.637cm" style:auto-text-indent="false"/>
      <style:text-properties style:font-name="Arial" fo:font-weight="bold" style:font-weight-asian="bold"/>
    </style:style>
    <style:style style:name="P10" style:family="paragraph" style:parent-style-name="Table_20_Paragraph">
      <style:paragraph-properties fo:margin-left="0.217cm" fo:margin-right="0cm" fo:margin-top="0cm" fo:margin-bottom="0cm" style:contextual-spacing="false" fo:line-height="0.434cm" fo:orphans="0" fo:widows="0" fo:text-indent="-0.637cm" style:auto-text-indent="false"/>
      <style:text-properties style:font-name="Arial" fo:font-weight="bold" style:font-weight-asian="bold"/>
    </style:style>
    <style:style style:name="P11" style:family="paragraph" style:parent-style-name="Text_20_body">
      <style:paragraph-properties fo:margin-top="0.042cm" fo:margin-bottom="0cm" style:contextual-spacing="false"/>
      <style:text-properties style:font-name="Arial" fo:font-weight="bold" style:font-weight-asian="bold"/>
    </style:style>
    <style:style style:name="P12" style:family="paragraph" style:parent-style-name="Text_20_body">
      <style:paragraph-properties fo:margin-top="0.046cm" fo:margin-bottom="0cm" style:contextual-spacing="false"/>
      <style:text-properties style:font-name="Arial" fo:font-weight="bold" style:font-weight-asian="bold"/>
    </style:style>
    <style:style style:name="P13" style:family="paragraph" style:parent-style-name="Text_20_body">
      <style:paragraph-properties fo:margin-top="0.002cm" fo:margin-bottom="0cm" style:contextual-spacing="false"/>
      <style:text-properties style:font-name="Arial" fo:font-weight="bold" style:font-weight-asian="bold"/>
    </style:style>
    <style:style style:name="P14" style:family="paragraph" style:parent-style-name="Text_20_body">
      <style:paragraph-properties fo:margin-top="0.044cm" fo:margin-bottom="0cm" style:contextual-spacing="false"/>
      <style:text-properties style:font-name="Arial" fo:font-weight="bold" style:font-weight-asian="bold"/>
    </style:style>
    <style:style style:name="P15" style:family="paragraph" style:parent-style-name="Text_20_body">
      <style:paragraph-properties fo:margin-top="0.072cm" fo:margin-bottom="0cm" style:contextual-spacing="false"/>
      <style:text-properties style:font-name="Arial" fo:font-weight="bold" style:font-weight-asian="bold"/>
    </style:style>
    <style:style style:name="P16" style:family="paragraph" style:parent-style-name="Text_20_body">
      <style:paragraph-properties fo:margin-top="0.203cm" fo:margin-bottom="0cm" style:contextual-spacing="false"/>
      <style:text-properties style:font-name="Arial" fo:font-weight="bold" style:font-weight-asian="bold"/>
    </style:style>
    <style:style style:name="P17" style:family="paragraph" style:parent-style-name="Text_20_body">
      <style:paragraph-properties fo:margin-top="0.007cm" fo:margin-bottom="0cm" style:contextual-spacing="false"/>
      <style:text-properties style:font-name="Arial" fo:font-size="10pt" fo:font-weight="bold" style:font-size-asian="10pt" style:font-weight-asian="bold"/>
    </style:style>
    <style:style style:name="P18" style:family="paragraph" style:parent-style-name="Table_20_Paragraph">
      <style:paragraph-properties fo:margin-left="2.711cm" fo:margin-right="0cm" fo:margin-top="0cm" fo:margin-bottom="0cm" style:contextual-spacing="false" fo:line-height="0.434cm" fo:orphans="0" fo:widows="0" fo:text-indent="-0.637cm" style:auto-text-indent="false"/>
      <style:text-properties style:font-name="Arial" fo:font-size="11pt" fo:letter-spacing="-0.004cm" fo:font-weight="bold" style:font-size-asian="11pt" style:font-weight-asian="bold"/>
    </style:style>
    <style:style style:name="P19" style:family="paragraph" style:parent-style-name="Table_20_Paragraph">
      <style:paragraph-properties fo:margin-left="0.231cm" fo:margin-right="0cm" fo:margin-top="0.215cm" fo:margin-bottom="0cm" style:contextual-spacing="false" fo:orphans="0" fo:widows="0" fo:text-indent="-0.637cm" style:auto-text-indent="false"/>
    </style:style>
    <style:style style:name="P20" style:family="paragraph" style:parent-style-name="Table_20_Paragraph">
      <style:paragraph-properties fo:margin-left="0.231cm" fo:margin-right="0cm" fo:orphans="0" fo:widows="0" fo:text-indent="-0.637cm" style:auto-text-indent="false"/>
    </style:style>
    <style:style style:name="P21" style:family="paragraph" style:parent-style-name="Table_20_Paragraph">
      <style:paragraph-properties fo:margin-left="0.231cm" fo:margin-right="0cm" fo:margin-top="0.194cm" fo:margin-bottom="0cm" style:contextual-spacing="false" fo:orphans="0" fo:widows="0" fo:text-indent="-0.637cm" style:auto-text-indent="false"/>
    </style:style>
    <style:style style:name="P22" style:family="paragraph" style:parent-style-name="Table_20_Paragraph">
      <style:paragraph-properties fo:orphans="0" fo:widows="0"/>
    </style:style>
    <style:style style:name="P23" style:family="paragraph" style:parent-style-name="Table_20_Paragraph">
      <style:paragraph-properties fo:margin-top="0.229cm" fo:margin-bottom="0cm" style:contextual-spacing="false" fo:line-height="0.411cm" fo:orphans="0" fo:widows="0"/>
    </style:style>
    <style:style style:name="P24" style:family="paragraph" style:parent-style-name="Heading_20_1">
      <style:paragraph-properties fo:margin-left="0.637cm" fo:margin-right="0cm" fo:text-indent="0cm" style:auto-text-indent="false"/>
    </style:style>
    <style:style style:name="P25" style:family="paragraph" style:parent-style-name="Text_20_body">
      <style:paragraph-properties fo:margin-left="0cm" fo:margin-right="0.63cm" fo:line-height="0.443cm" fo:text-align="end" style:justify-single-word="false" fo:text-indent="0cm" style:auto-text-indent="false"/>
    </style:style>
    <style:style style:name="P26" style:family="paragraph" style:parent-style-name="Text_20_body">
      <style:paragraph-properties fo:margin-top="0.111cm" fo:margin-bottom="0cm" style:contextual-spacing="false"/>
    </style:style>
    <style:style style:name="P27" style:family="paragraph" style:parent-style-name="Text_20_body">
      <style:paragraph-properties fo:margin-top="0.042cm" fo:margin-bottom="0cm" style:contextual-spacing="false"/>
    </style:style>
    <style:style style:name="P28" style:family="paragraph" style:parent-style-name="Text_20_body">
      <style:paragraph-properties fo:margin-top="0.046cm" fo:margin-bottom="0cm" style:contextual-spacing="false"/>
    </style:style>
    <style:style style:name="P29" style:family="paragraph" style:parent-style-name="Text_20_body">
      <style:paragraph-properties fo:margin-top="0.044cm" fo:margin-bottom="0cm" style:contextual-spacing="false"/>
    </style:style>
    <style:style style:name="P30" style:family="paragraph" style:parent-style-name="Text_20_body">
      <style:paragraph-properties fo:margin-top="0.041cm" fo:margin-bottom="0cm" style:contextual-spacing="false"/>
    </style:style>
    <style:style style:name="P31" style:family="paragraph" style:parent-style-name="Text_20_body">
      <style:paragraph-properties fo:margin-top="0.014cm" fo:margin-bottom="0cm" style:contextual-spacing="false"/>
      <style:text-properties fo:font-size="6.5pt" style:font-size-asian="6.5pt"/>
    </style:style>
    <style:style style:name="P32" style:family="paragraph" style:parent-style-name="Text_20_body">
      <style:paragraph-properties fo:margin-top="0.298cm" fo:margin-bottom="0cm" style:contextual-spacing="false"/>
    </style:style>
    <style:style style:name="P33" style:family="paragraph" style:parent-style-name="Text_20_body">
      <style:paragraph-properties fo:margin-top="0.034cm" fo:margin-bottom="0cm" style:contextual-spacing="false"/>
      <style:text-properties fo:font-size="13pt" style:font-size-asian="13pt"/>
    </style:style>
    <style:style style:name="P34" style:family="paragraph" style:parent-style-name="Text_20_body">
      <style:paragraph-properties fo:margin-left="1.907cm" fo:margin-right="0cm" fo:line-height="0.434cm" fo:text-indent="0cm" style:auto-text-indent="false"/>
    </style:style>
    <style:style style:name="P35" style:family="paragraph" style:parent-style-name="Text_20_body">
      <style:paragraph-properties fo:margin-top="0.028cm" fo:margin-bottom="0cm" style:contextual-spacing="false"/>
    </style:style>
    <style:style style:name="P36" style:family="paragraph" style:parent-style-name="Text_20_body">
      <style:paragraph-properties fo:margin-top="0.176cm" fo:margin-bottom="0cm" style:contextual-spacing="false"/>
    </style:style>
    <style:style style:name="P37" style:family="paragraph" style:parent-style-name="Text_20_body">
      <style:paragraph-properties fo:margin-top="0.291cm" fo:margin-bottom="0cm" style:contextual-spacing="false"/>
    </style:style>
    <style:style style:name="P38" style:family="paragraph" style:parent-style-name="Text_20_body">
      <style:paragraph-properties fo:margin-top="0.03cm" fo:margin-bottom="0cm" style:contextual-spacing="false"/>
    </style:style>
    <style:style style:name="P39" style:family="paragraph" style:parent-style-name="Text_20_body">
      <style:paragraph-properties fo:margin-top="0.025cm" fo:margin-bottom="0cm" style:contextual-spacing="false"/>
    </style:style>
    <style:style style:name="P40" style:family="paragraph" style:parent-style-name="Text_20_body">
      <style:paragraph-properties fo:margin-top="0.118cm" fo:margin-bottom="0cm" style:contextual-spacing="false"/>
    </style:style>
    <style:style style:name="P41" style:family="paragraph" style:parent-style-name="Text_20_body">
      <style:paragraph-properties fo:margin-top="0.115cm" fo:margin-bottom="0cm" style:contextual-spacing="false"/>
    </style:style>
    <style:style style:name="P42" style:family="paragraph" style:parent-style-name="Standard">
      <style:paragraph-properties fo:margin-left="1.272cm" fo:margin-right="0cm" fo:margin-top="0cm" fo:margin-bottom="0cm" style:contextual-spacing="false" fo:line-height="0.499cm" fo:text-align="start" style:justify-single-word="false" fo:text-indent="0cm" style:auto-text-indent="false"/>
      <style:text-properties style:font-name="Lucida Sans Unicode1" fo:font-size="11pt" fo:letter-spacing="-0.018cm" style:font-size-asian="11pt" style:text-scale="65%"/>
    </style:style>
    <style:style style:name="P43" style:family="paragraph" style:parent-style-name="Table_20_Paragraph">
      <style:paragraph-properties fo:margin-left="0.681cm" fo:margin-right="0cm" fo:margin-top="0.215cm" fo:margin-bottom="0cm" style:contextual-spacing="false" fo:orphans="0" fo:widows="0" fo:text-indent="-0.637cm" style:auto-text-indent="false"/>
      <style:text-properties fo:font-size="11pt" fo:letter-spacing="-0.009cm" style:font-size-asian="11pt"/>
    </style:style>
    <style:style style:name="P44" style:family="paragraph" style:parent-style-name="Table_20_Paragraph">
      <style:paragraph-properties fo:margin-left="0.681cm" fo:margin-right="0cm" fo:orphans="0" fo:widows="0" fo:text-indent="-0.637cm" style:auto-text-indent="false"/>
      <style:text-properties fo:font-size="11pt" fo:letter-spacing="-0.009cm" style:font-size-asian="11pt"/>
    </style:style>
    <style:style style:name="P45" style:family="paragraph" style:parent-style-name="Table_20_Paragraph">
      <style:paragraph-properties fo:margin-left="0.681cm" fo:margin-right="0cm" fo:margin-top="0.229cm" fo:margin-bottom="0cm" style:contextual-spacing="false" fo:line-height="0.411cm" fo:orphans="0" fo:widows="0" fo:text-indent="-0.637cm" style:auto-text-indent="false"/>
      <style:text-properties fo:font-size="11pt" fo:letter-spacing="-0.009cm" style:font-size-asian="11pt"/>
    </style:style>
    <style:style style:name="P46" style:family="paragraph" style:parent-style-name="Table_20_Paragraph">
      <style:paragraph-properties fo:margin-top="0.215cm" fo:margin-bottom="0cm" style:contextual-spacing="false" fo:orphans="0" fo:widows="0"/>
      <style:text-properties fo:font-size="11pt" fo:letter-spacing="-0.004cm" style:font-size-asian="11pt"/>
    </style:style>
    <style:style style:name="P47" style:family="paragraph" style:parent-style-name="Table_20_Paragraph">
      <style:paragraph-properties fo:orphans="0" fo:widows="0"/>
      <style:text-properties fo:font-size="11pt" fo:letter-spacing="-0.004cm" style:font-size-asian="11pt"/>
    </style:style>
    <style:style style:name="P48" style:family="paragraph" style:parent-style-name="Text_20_body">
      <style:paragraph-properties fo:margin-left="1.864cm" fo:margin-right="0cm" fo:margin-top="0.034cm" fo:margin-bottom="0cm" style:contextual-spacing="false" fo:text-align="center" style:justify-single-word="false" fo:text-indent="-0.637cm" style:auto-text-indent="false"/>
      <style:text-properties fo:letter-spacing="-0.004cm"/>
    </style:style>
    <style:style style:name="P49" style:family="paragraph" style:parent-style-name="Title" style:master-page-name="Standard">
      <style:paragraph-properties fo:line-height="195%" style:page-number="auto"/>
    </style:style>
    <style:style style:name="P50" style:family="paragraph" style:parent-style-name="Heading_20_1" style:list-style-name="WWNum2">
      <style:paragraph-properties fo:margin-left="1.143cm" fo:margin-right="0cm" fo:margin-top="0.49cm" fo:margin-bottom="0cm" style:contextual-spacing="false" fo:line-height="100%" fo:text-align="start" style:justify-single-word="false" fo:text-indent="-0.506cm" style:auto-text-indent="false">
        <style:tab-stops>
          <style:tab-stop style:position="1.143cm"/>
        </style:tab-stops>
      </style:paragraph-properties>
      <style:text-properties fo:letter-spacing="-0.004cm"/>
    </style:style>
    <style:style style:name="P51" style:family="paragraph" style:parent-style-name="Heading_20_1" style:list-style-name="WWNum2">
      <style:paragraph-properties fo:margin-left="1.143cm" fo:margin-right="0cm" fo:margin-top="0cm" fo:margin-bottom="0cm" style:contextual-spacing="false" fo:line-height="100%" fo:text-align="start" style:justify-single-word="false" fo:text-indent="-0.506cm" style:auto-text-indent="false">
        <style:tab-stops>
          <style:tab-stop style:position="1.143cm"/>
        </style:tab-stops>
      </style:paragraph-properties>
    </style:style>
    <style:style style:name="P52" style:family="paragraph" style:parent-style-name="Heading_20_1" style:list-style-name="WWNum2">
      <style:paragraph-properties fo:margin-left="1.143cm" fo:margin-right="0cm" fo:margin-top="0.002cm" fo:margin-bottom="0cm" style:contextual-spacing="false" fo:line-height="100%" fo:text-align="start" style:justify-single-word="false" fo:text-indent="-0.506cm" style:auto-text-indent="false">
        <style:tab-stops>
          <style:tab-stop style:position="1.143cm"/>
        </style:tab-stops>
      </style:paragraph-properties>
    </style:style>
    <style:style style:name="P53" style:family="paragraph" style:parent-style-name="Heading_20_1" style:master-page-name="Converted9">
      <style:paragraph-properties fo:margin-left="0.637cm" fo:margin-right="0cm" fo:margin-top="0.141cm" fo:margin-bottom="0cm" style:contextual-spacing="false" fo:text-indent="0cm" style:auto-text-indent="false" style:page-number="auto"/>
    </style:style>
    <style:style style:name="P54" style:family="paragraph" style:parent-style-name="Heading_20_2" style:list-style-name="WWNum2">
      <style:paragraph-properties fo:margin-left="1.274cm" fo:margin-right="0cm" fo:margin-top="0.504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  <style:text-properties fo:letter-spacing="-0.004cm"/>
    </style:style>
    <style:style style:name="P55" style:family="paragraph" style:parent-style-name="Heading_20_2" style:list-style-name="WWNum2" style:master-page-name="Converted4">
      <style:paragraph-properties fo:margin-left="1.274cm" fo:margin-right="0cm" fo:margin-top="0.139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1.274cm"/>
        </style:tab-stops>
      </style:paragraph-properties>
      <style:text-properties fo:letter-spacing="-0.004cm"/>
    </style:style>
    <style:style style:name="P56" style:family="paragraph" style:parent-style-name="Heading_20_2" style:list-style-name="WWNum2">
      <style:paragraph-properties fo:margin-left="1.274cm" fo:margin-right="0cm" fo:margin-top="0.4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  <style:text-properties fo:letter-spacing="-0.004cm"/>
    </style:style>
    <style:style style:name="P57" style:family="paragraph" style:parent-style-name="Heading_20_2" style:list-style-name="WWNum2">
      <style:paragraph-properties fo:margin-left="1.274cm" fo:margin-right="0cm" fo:margin-top="0.415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58" style:family="paragraph" style:parent-style-name="Heading_20_2" style:list-style-name="WWNum2">
      <style:paragraph-properties fo:margin-left="1.274cm" fo:margin-right="0cm" fo:margin-top="0.42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59" style:family="paragraph" style:parent-style-name="Heading_20_2" style:list-style-name="WWNum2">
      <style:paragraph-properties fo:margin-left="1.274cm" fo:margin-right="0cm" fo:margin-top="0.418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60" style:family="paragraph" style:parent-style-name="Heading_20_2" style:list-style-name="WWNum2">
      <style:paragraph-properties fo:margin-left="1.274cm" fo:margin-right="0cm" fo:margin-top="0.503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61" style:family="paragraph" style:parent-style-name="Heading_20_2" style:list-style-name="WWNum2">
      <style:paragraph-properties fo:margin-left="1.274cm" fo:margin-right="0cm" fo:margin-top="0.416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62" style:family="paragraph" style:parent-style-name="Heading_20_2" style:list-style-name="WWNum2">
      <style:paragraph-properties fo:margin-left="1.274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63" style:family="paragraph" style:parent-style-name="Heading_20_2" style:list-style-name="WWNum2" style:master-page-name="Converted5">
      <style:paragraph-properties fo:margin-left="1.274cm" fo:margin-right="0cm" fo:margin-top="0.139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1.274cm"/>
        </style:tab-stops>
      </style:paragraph-properties>
    </style:style>
    <style:style style:name="P64" style:family="paragraph" style:parent-style-name="Heading_20_2" style:list-style-name="WWNum2" style:master-page-name="Converted6">
      <style:paragraph-properties fo:margin-left="1.274cm" fo:margin-right="0cm" fo:margin-top="0.139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1.274cm"/>
        </style:tab-stops>
      </style:paragraph-properties>
    </style:style>
    <style:style style:name="P65" style:family="paragraph" style:parent-style-name="Heading_20_2" style:list-style-name="WWNum2" style:master-page-name="Converted7">
      <style:paragraph-properties fo:margin-left="1.274cm" fo:margin-right="0cm" fo:margin-top="0.139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1.274cm"/>
        </style:tab-stops>
      </style:paragraph-properties>
    </style:style>
    <style:style style:name="P66" style:family="paragraph" style:parent-style-name="Heading_20_2" style:list-style-name="WWNum2" style:master-page-name="Converted8">
      <style:paragraph-properties fo:margin-left="1.274cm" fo:margin-right="0cm" fo:margin-top="0.139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1.274cm"/>
        </style:tab-stops>
      </style:paragraph-properties>
    </style:style>
    <style:style style:name="P67" style:family="paragraph" style:parent-style-name="Heading_20_2" style:list-style-name="WWNum2">
      <style:paragraph-properties fo:margin-left="1.274cm" fo:margin-right="0cm" fo:margin-top="0.4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68" style:family="paragraph" style:parent-style-name="Heading_20_2" style:list-style-name="WWNum2">
      <style:paragraph-properties fo:margin-left="1.274cm" fo:margin-right="0cm" fo:margin-top="0.404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69" style:family="paragraph" style:parent-style-name="Heading_20_2" style:list-style-name="WWNum2">
      <style:paragraph-properties fo:margin-left="1.274cm" fo:margin-right="0cm" fo:margin-top="0.399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70" style:family="paragraph" style:parent-style-name="Heading_20_2" style:list-style-name="WWNum2">
      <style:paragraph-properties fo:margin-left="1.274cm" fo:margin-right="0cm" fo:margin-top="0.501cm" fo:margin-bottom="0cm" style:contextual-spacing="false" fo:line-height="100%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71" style:family="paragraph" style:parent-style-name="Heading_20_2" style:list-style-name="WWNum2">
      <style:paragraph-properties fo:margin-left="1.489cm" fo:margin-right="0cm" fo:margin-top="0.404cm" fo:margin-bottom="0cm" style:contextual-spacing="false" fo:line-height="100%" fo:text-align="start" style:justify-single-word="false" fo:text-indent="-0.852cm" style:auto-text-indent="false">
        <style:tab-stops>
          <style:tab-stop style:position="1.489cm"/>
        </style:tab-stops>
      </style:paragraph-properties>
    </style:style>
    <style:style style:name="P72" style:family="paragraph" style:parent-style-name="Heading_20_2" style:list-style-name="WWNum2">
      <style:paragraph-properties fo:margin-left="1.468cm" fo:margin-right="0cm" fo:margin-top="0.4cm" fo:margin-bottom="0cm" style:contextual-spacing="false" fo:line-height="100%" fo:text-align="start" style:justify-single-word="false" fo:text-indent="-0.831cm" style:auto-text-indent="false">
        <style:tab-stops>
          <style:tab-stop style:position="1.468cm"/>
        </style:tab-stops>
      </style:paragraph-properties>
    </style:style>
    <style:style style:name="P73" style:family="paragraph" style:parent-style-name="Heading_20_2" style:list-style-name="WWNum2">
      <style:paragraph-properties fo:margin-left="1.496cm" fo:margin-right="0cm" fo:margin-top="0cm" fo:margin-bottom="0cm" style:contextual-spacing="false" fo:line-height="100%" fo:text-align="start" style:justify-single-word="false" fo:text-indent="-0.859cm" style:auto-text-indent="false">
        <style:tab-stops>
          <style:tab-stop style:position="1.496cm"/>
        </style:tab-stops>
      </style:paragraph-properties>
    </style:style>
    <style:style style:name="P74" style:family="paragraph" style:parent-style-name="Heading_20_2" style:list-style-name="WWNum2">
      <style:paragraph-properties fo:margin-left="1.274cm" fo:margin-right="0cm" fo:margin-top="0cm" fo:margin-bottom="0cm" style:contextual-spacing="false" fo:line-height="0.402cm" fo:text-align="start" style:justify-single-word="false" fo:text-indent="-0.637cm" style:auto-text-indent="false">
        <style:tab-stops>
          <style:tab-stop style:position="1.274cm"/>
        </style:tab-stops>
      </style:paragraph-properties>
    </style:style>
    <style:style style:name="P75" style:family="paragraph" style:parent-style-name="List_20_Paragraph" style:list-style-name="WWNum1">
      <style:paragraph-properties fo:margin-left="0.628cm" fo:margin-right="13.843cm" fo:margin-top="0.506cm" fo:margin-bottom="0cm" style:contextual-spacing="false" fo:line-height="100%" fo:text-align="end" style:justify-single-word="false" fo:text-indent="-0.628cm" style:auto-text-indent="false">
        <style:tab-stops>
          <style:tab-stop style:position="0.628cm"/>
        </style:tab-stops>
      </style:paragraph-properties>
      <style:text-properties fo:font-size="11pt" fo:letter-spacing="-0.004cm" style:font-size-asian="11pt"/>
    </style:style>
    <style:style style:name="P76" style:family="paragraph" style:parent-style-name="List_20_Paragraph" style:list-style-name="WWNum1">
      <style:paragraph-properties fo:margin-left="0.633cm" fo:margin-right="13.774cm" fo:margin-top="0cm" fo:margin-bottom="0cm" style:contextual-spacing="false" fo:line-height="100%" fo:text-align="end" style:justify-single-word="false" fo:text-indent="-0.633cm" style:auto-text-indent="false">
        <style:tab-stops>
          <style:tab-stop style:position="0.633cm"/>
        </style:tab-stops>
      </style:paragraph-properties>
      <style:text-properties fo:font-size="11pt" fo:letter-spacing="-0.004cm" style:font-size-asian="11pt"/>
    </style:style>
    <style:style style:name="P77" style:family="paragraph" style:parent-style-name="List_20_Paragraph" style:list-style-name="WWNum1">
      <style:paragraph-properties fo:margin-left="2.544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544cm"/>
        </style:tab-stops>
      </style:paragraph-properties>
      <style:text-properties fo:font-size="11pt" fo:letter-spacing="-0.004cm" style:font-size-asian="11pt"/>
    </style:style>
    <style:style style:name="P78" style:family="paragraph" style:parent-style-name="List_20_Paragraph" style:list-style-name="WWNum1">
      <style:paragraph-properties fo:margin-left="2.544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544cm"/>
        </style:tab-stops>
      </style:paragraph-properties>
    </style:style>
    <style:style style:name="P79" style:family="paragraph" style:parent-style-name="List_20_Paragraph" style:list-style-name="WWNum1" style:master-page-name="Converted1">
      <style:paragraph-properties fo:margin-left="2.544cm" fo:margin-right="0cm" fo:margin-top="0.139cm" fo:margin-bottom="0cm" style:contextual-spacing="false" fo:line-height="100%" fo:text-align="start" style:justify-single-word="false" fo:text-indent="-0.637cm" style:auto-text-indent="false" style:page-number="auto">
        <style:tab-stops>
          <style:tab-stop style:position="2.544cm"/>
        </style:tab-stops>
      </style:paragraph-properties>
    </style:style>
    <style:style style:name="P80" style:family="paragraph" style:parent-style-name="List_20_Paragraph" style:list-style-name="WWNum1">
      <style:paragraph-properties fo:margin-left="2.544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2.544cm"/>
        </style:tab-stops>
      </style:paragraph-properties>
    </style:style>
    <style:style style:name="P81" style:family="paragraph" style:parent-style-name="List_20_Paragraph" style:list-style-name="WWNum1">
      <style:paragraph-properties fo:margin-left="1.9cm" fo:margin-right="0cm" fo:margin-top="0cm" fo:margin-bottom="0cm" style:contextual-spacing="false" fo:line-height="100%" fo:text-align="start" style:justify-single-word="false" fo:text-indent="-0.628cm" style:auto-text-indent="false">
        <style:tab-stops>
          <style:tab-stop style:position="1.9cm"/>
        </style:tab-stops>
      </style:paragraph-properties>
    </style:style>
    <style:style style:name="P82" style:family="paragraph" style:parent-style-name="List_20_Paragraph" style:list-style-name="WWNum1" style:master-page-name="Converted2">
      <style:paragraph-properties fo:margin-left="1.9cm" fo:margin-right="0cm" fo:margin-top="0.139cm" fo:margin-bottom="0cm" style:contextual-spacing="false" fo:line-height="100%" fo:text-align="start" style:justify-single-word="false" fo:text-indent="-0.628cm" style:auto-text-indent="false" style:page-number="auto">
        <style:tab-stops>
          <style:tab-stop style:position="1.9cm"/>
        </style:tab-stops>
      </style:paragraph-properties>
    </style:style>
    <style:style style:name="P83" style:family="paragraph" style:parent-style-name="List_20_Paragraph" style:list-style-name="WWNum1">
      <style:paragraph-properties fo:margin-left="2.651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2.651cm"/>
        </style:tab-stops>
      </style:paragraph-properties>
    </style:style>
    <style:style style:name="P84" style:family="paragraph" style:parent-style-name="List_20_Paragraph" style:list-style-name="WWNum1">
      <style:paragraph-properties fo:margin-left="2.731cm" fo:margin-right="0cm" fo:margin-top="0cm" fo:margin-bottom="0cm" style:contextual-spacing="false" fo:line-height="100%" fo:text-align="start" style:justify-single-word="false" fo:text-indent="-0.824cm" style:auto-text-indent="false">
        <style:tab-stops>
          <style:tab-stop style:position="2.731cm"/>
        </style:tab-stops>
      </style:paragraph-properties>
    </style:style>
    <style:style style:name="P85" style:family="paragraph" style:parent-style-name="List_20_Paragraph" style:list-style-name="WWNum2">
      <style:paragraph-properties fo:margin-left="1.905cm" fo:margin-right="0cm" fo:margin-top="0.43cm" fo:margin-bottom="0cm" style:contextual-spacing="false" fo:line-height="100%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86" style:family="paragraph" style:parent-style-name="List_20_Paragraph" style:list-style-name="WWNum2">
      <style:paragraph-properties fo:margin-left="1.905cm" fo:margin-right="0cm" fo:margin-top="0.427cm" fo:margin-bottom="0cm" style:contextual-spacing="false" fo:line-height="100%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87" style:family="paragraph" style:parent-style-name="List_20_Paragraph" style:list-style-name="WWNum3">
      <style:paragraph-properties fo:margin-left="1.907cm" fo:margin-right="0cm" fo:margin-top="0.504cm" fo:margin-bottom="0cm" style:contextual-spacing="false" fo:line-height="100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88" style:family="paragraph" style:parent-style-name="List_20_Paragraph" style:list-style-name="WWNum3">
      <style:paragraph-properties fo:margin-left="1.907cm" fo:margin-right="0cm" fo:margin-top="0.065cm" fo:margin-bottom="0cm" style:contextual-spacing="false" fo:line-height="100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89" style:family="paragraph" style:parent-style-name="List_20_Paragraph" style:list-style-name="WWNum3">
      <style:paragraph-properties fo:margin-left="1.907cm" fo:margin-right="0cm" fo:margin-top="0.501cm" fo:margin-bottom="0cm" style:contextual-spacing="false" fo:line-height="100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0" style:family="paragraph" style:parent-style-name="List_20_Paragraph" style:list-style-name="WWNum3">
      <style:paragraph-properties fo:margin-left="1.907cm" fo:margin-right="0cm" fo:margin-top="0.069cm" fo:margin-bottom="0cm" style:contextual-spacing="false" fo:line-height="100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1" style:family="paragraph" style:parent-style-name="List_20_Paragraph" style:list-style-name="WWNum1" style:master-page-name="Converted3">
      <style:paragraph-properties fo:margin-left="1.907cm" fo:margin-right="12.569cm" fo:margin-top="0.266cm" fo:margin-bottom="0cm" style:contextual-spacing="false" fo:line-height="210%" fo:text-align="start" style:justify-single-word="false" fo:text-indent="-0.635cm" style:auto-text-indent="false" style:page-number="auto">
        <style:tab-stops>
          <style:tab-stop style:position="1.9cm"/>
          <style:tab-stop style:position="1.907cm"/>
        </style:tab-stops>
      </style:paragraph-properties>
    </style:style>
    <style:style style:name="P92" style:family="paragraph" style:parent-style-name="List_20_Paragraph" style:list-style-name="WWNum2">
      <style:paragraph-properties fo:margin-left="1.907cm" fo:margin-right="4.99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3" style:family="paragraph" style:parent-style-name="List_20_Paragraph" style:list-style-name="WWNum2">
      <style:paragraph-properties fo:margin-left="1.907cm" fo:margin-right="6.936cm" fo:margin-top="0.023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4" style:family="paragraph" style:parent-style-name="List_20_Paragraph" style:list-style-name="WWNum2">
      <style:paragraph-properties fo:margin-left="1.907cm" fo:margin-right="1.743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5" style:family="paragraph" style:parent-style-name="List_20_Paragraph" style:list-style-name="WWNum2">
      <style:paragraph-properties fo:margin-left="1.907cm" fo:margin-right="2.148cm" fo:margin-top="0.002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6" style:family="paragraph" style:parent-style-name="List_20_Paragraph" style:list-style-name="WWNum2">
      <style:paragraph-properties fo:margin-left="1.907cm" fo:margin-right="2.067cm" fo:margin-top="0.023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7" style:family="paragraph" style:parent-style-name="List_20_Paragraph" style:list-style-name="WWNum2">
      <style:paragraph-properties fo:margin-left="1.907cm" fo:margin-right="1.568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8" style:family="paragraph" style:parent-style-name="List_20_Paragraph" style:list-style-name="WWNum2">
      <style:paragraph-properties fo:margin-left="1.907cm" fo:margin-right="1.155cm" fo:margin-top="0.007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99" style:family="paragraph" style:parent-style-name="List_20_Paragraph" style:list-style-name="WWNum2">
      <style:paragraph-properties fo:margin-left="1.907cm" fo:margin-right="3.014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100" style:family="paragraph" style:parent-style-name="List_20_Paragraph" style:list-style-name="WWNum2">
      <style:paragraph-properties fo:margin-left="1.907cm" fo:margin-right="1.54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907cm"/>
        </style:tab-stops>
      </style:paragraph-properties>
    </style:style>
    <style:style style:name="P101" style:family="paragraph" style:parent-style-name="List_20_Paragraph" style:list-style-name="WWNum2">
      <style:paragraph-properties fo:margin-left="1.905cm" fo:margin-right="0cm" fo:margin-top="0.427cm" fo:margin-bottom="0cm" style:contextual-spacing="false" fo:line-height="0.554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2" style:family="paragraph" style:parent-style-name="List_20_Paragraph" style:list-style-name="WWNum2">
      <style:paragraph-properties fo:margin-left="1.905cm" fo:margin-right="0cm" fo:margin-top="0cm" fo:margin-bottom="0cm" style:contextual-spacing="false" fo:line-height="0.554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3" style:family="paragraph" style:parent-style-name="List_20_Paragraph" style:list-style-name="WWNum2">
      <style:paragraph-properties fo:margin-left="1.905cm" fo:margin-right="0cm" fo:margin-top="0.43cm" fo:margin-bottom="0cm" style:contextual-spacing="false" fo:line-height="0.554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4" style:family="paragraph" style:parent-style-name="List_20_Paragraph" style:list-style-name="WWNum2">
      <style:paragraph-properties fo:margin-left="1.905cm" fo:margin-right="0cm" fo:margin-top="0cm" fo:margin-bottom="0cm" style:contextual-spacing="false" fo:line-height="0.513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5" style:family="paragraph" style:parent-style-name="List_20_Paragraph" style:list-style-name="WWNum2">
      <style:paragraph-properties fo:margin-left="1.905cm" fo:margin-right="0cm" fo:margin-top="0cm" fo:margin-bottom="0cm" style:contextual-spacing="false" fo:line-height="0.542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6" style:family="paragraph" style:parent-style-name="List_20_Paragraph" style:list-style-name="WWNum2">
      <style:paragraph-properties fo:margin-left="1.905cm" fo:margin-right="0cm" fo:margin-top="0.005cm" fo:margin-bottom="0cm" style:contextual-spacing="false" fo:line-height="0.556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7" style:family="paragraph" style:parent-style-name="List_20_Paragraph" style:list-style-name="WWNum2">
      <style:paragraph-properties fo:margin-left="1.905cm" fo:margin-right="0cm" fo:margin-top="0.427cm" fo:margin-bottom="0cm" style:contextual-spacing="false" fo:line-height="0.556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8" style:family="paragraph" style:parent-style-name="List_20_Paragraph" style:list-style-name="WWNum2">
      <style:paragraph-properties fo:margin-left="1.905cm" fo:margin-right="0cm" fo:margin-top="0cm" fo:margin-bottom="0cm" style:contextual-spacing="false" fo:line-height="0.556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09" style:family="paragraph" style:parent-style-name="List_20_Paragraph" style:list-style-name="WWNum2">
      <style:paragraph-properties fo:margin-left="1.905cm" fo:margin-right="0cm" fo:margin-top="0.429cm" fo:margin-bottom="0cm" style:contextual-spacing="false" fo:line-height="0.556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10" style:family="paragraph" style:parent-style-name="List_20_Paragraph" style:list-style-name="WWNum2">
      <style:paragraph-properties fo:margin-left="1.905cm" fo:margin-right="0cm" fo:margin-top="0.049cm" fo:margin-bottom="0cm" style:contextual-spacing="false" fo:line-height="0.587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11" style:family="paragraph" style:parent-style-name="List_20_Paragraph" style:list-style-name="WWNum2">
      <style:paragraph-properties fo:margin-left="1.905cm" fo:margin-right="0cm" fo:margin-top="0cm" fo:margin-bottom="0cm" style:contextual-spacing="false" fo:line-height="0.587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12" style:family="paragraph" style:parent-style-name="List_20_Paragraph" style:list-style-name="WWNum2">
      <style:paragraph-properties fo:margin-left="1.907cm" fo:margin-right="0cm" fo:margin-top="0cm" fo:margin-bottom="0cm" style:contextual-spacing="false" fo:line-height="0.587cm" fo:text-align="start" style:justify-single-word="false" fo:text-indent="-0.52cm" style:auto-text-indent="false">
        <style:tab-stops>
          <style:tab-stop style:position="1.907cm"/>
        </style:tab-stops>
      </style:paragraph-properties>
    </style:style>
    <style:style style:name="P113" style:family="paragraph" style:parent-style-name="List_20_Paragraph" style:list-style-name="WWNum2">
      <style:paragraph-properties fo:margin-left="1.905cm" fo:margin-right="0cm" fo:margin-top="0cm" fo:margin-bottom="0cm" style:contextual-spacing="false" fo:line-height="0.579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14" style:family="paragraph" style:parent-style-name="List_20_Paragraph" style:list-style-name="WWNum2">
      <style:paragraph-properties fo:margin-left="1.905cm" fo:margin-right="0cm" fo:margin-top="0cm" fo:margin-bottom="0cm" style:contextual-spacing="false" fo:line-height="0.501cm" fo:text-align="start" style:justify-single-word="false" fo:text-indent="-0.633cm" style:auto-text-indent="false">
        <style:tab-stops>
          <style:tab-stop style:position="1.905cm"/>
        </style:tab-stops>
      </style:paragraph-properties>
    </style:style>
    <style:style style:name="P1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16cm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fo:letter-spacing="-0.028cm"/>
    </style:style>
    <style:style style:name="T4" style:family="text">
      <style:text-properties fo:color="#0000ff" loext:opacity="100%" fo:letter-spacing="-0.028cm" officeooo:rsid="00018156"/>
    </style:style>
    <style:style style:name="T5" style:family="text">
      <style:text-properties fo:color="#0000ff" loext:opacity="100%" fo:letter-spacing="-0.005cm"/>
    </style:style>
    <style:style style:name="T6" style:family="text">
      <style:text-properties fo:color="#0000ff" loext:opacity="100%" fo:letter-spacing="-0.007cm"/>
    </style:style>
    <style:style style:name="T7" style:family="text">
      <style:text-properties fo:color="#0000ff" loext:opacity="100%" fo:letter-spacing="-0.007cm" officeooo:rsid="00018156"/>
    </style:style>
    <style:style style:name="T8" style:family="text">
      <style:text-properties fo:color="#0000ff" loext:opacity="100%" fo:letter-spacing="-0.018cm"/>
    </style:style>
    <style:style style:name="T9" style:family="text">
      <style:text-properties fo:color="#0000ff" loext:opacity="100%" fo:letter-spacing="-0.011cm"/>
    </style:style>
    <style:style style:name="T10" style:family="text">
      <style:text-properties fo:color="#0000ff" loext:opacity="100%" fo:letter-spacing="-0.004cm"/>
    </style:style>
    <style:style style:name="T11" style:family="text">
      <style:text-properties fo:color="#0000ff" loext:opacity="100%" fo:letter-spacing="-0.009cm"/>
    </style:style>
    <style:style style:name="T12" style:family="text">
      <style:text-properties fo:color="#0000ff" loext:opacity="100%" officeooo:rsid="00018156"/>
    </style:style>
    <style:style style:name="T13" style:family="text">
      <style:text-properties fo:color="#0000ff" loext:opacity="100%" officeooo:rsid="0001bd33"/>
    </style:style>
    <style:style style:name="T14" style:family="text">
      <style:text-properties fo:color="#0000ff" loext:opacity="100%" officeooo:rsid="0002ace2"/>
    </style:style>
    <style:style style:name="T15" style:family="text">
      <style:text-properties fo:letter-spacing="-0.002cm"/>
    </style:style>
    <style:style style:name="T16" style:family="text">
      <style:text-properties fo:letter-spacing="-0.005cm"/>
    </style:style>
    <style:style style:name="T17" style:family="text">
      <style:text-properties fo:letter-spacing="-0.004cm"/>
    </style:style>
    <style:style style:name="T18" style:family="text">
      <style:text-properties fo:font-size="11pt" fo:letter-spacing="-0.004cm" style:font-size-asian="11pt"/>
    </style:style>
    <style:style style:name="T19" style:family="text">
      <style:text-properties fo:font-size="11pt" style:font-size-asian="11pt"/>
    </style:style>
    <style:style style:name="T20" style:family="text">
      <style:text-properties fo:font-size="11pt" officeooo:rsid="0001cec3" style:font-size-asian="11pt"/>
    </style:style>
    <style:style style:name="T21" style:family="text">
      <style:text-properties fo:font-size="11pt" fo:letter-spacing="-0.009cm" style:font-size-asian="11pt"/>
    </style:style>
    <style:style style:name="T22" style:family="text">
      <style:text-properties fo:font-size="11pt" fo:letter-spacing="-0.011cm" style:font-size-asian="11pt"/>
    </style:style>
    <style:style style:name="T23" style:family="text">
      <style:text-properties fo:font-size="11pt" fo:letter-spacing="-0.005cm" style:font-size-asian="11pt"/>
    </style:style>
    <style:style style:name="T24" style:family="text">
      <style:text-properties fo:font-size="11pt" fo:letter-spacing="-0.007cm" style:font-size-asian="11pt"/>
    </style:style>
    <style:style style:name="T25" style:family="text">
      <style:text-properties fo:font-size="11pt" fo:letter-spacing="0.002cm" style:font-size-asian="11pt"/>
    </style:style>
    <style:style style:name="T26" style:family="text">
      <style:text-properties fo:font-size="11pt" fo:letter-spacing="0.005cm" style:font-size-asian="11pt"/>
    </style:style>
    <style:style style:name="T27" style:family="text">
      <style:text-properties fo:font-size="11pt" fo:letter-spacing="-0.016cm" style:font-size-asian="11pt"/>
    </style:style>
    <style:style style:name="T28" style:family="text">
      <style:text-properties fo:font-size="11pt" fo:letter-spacing="-0.012cm" style:font-size-asian="11pt"/>
    </style:style>
    <style:style style:name="T29" style:family="text">
      <style:text-properties fo:font-size="11pt" fo:letter-spacing="0.011cm" style:font-size-asian="11pt"/>
    </style:style>
    <style:style style:name="T30" style:family="text">
      <style:text-properties fo:font-size="11pt" fo:letter-spacing="-0.028cm" style:font-size-asian="11pt"/>
    </style:style>
    <style:style style:name="T31" style:family="text">
      <style:text-properties fo:font-size="11pt" fo:letter-spacing="-0.026cm" style:font-size-asian="11pt"/>
    </style:style>
    <style:style style:name="T32" style:family="text">
      <style:text-properties fo:font-size="11pt" fo:letter-spacing="-0.002cm" style:font-size-asian="11pt"/>
    </style:style>
    <style:style style:name="T33" style:family="text">
      <style:text-properties style:font-name="Arial" fo:font-size="17pt" fo:font-weight="bold" style:font-size-asian="17pt" style:font-weight-asian="bold"/>
    </style:style>
    <style:style style:name="T34" style:family="text">
      <style:text-properties style:font-name="Arial" fo:font-size="17pt" fo:letter-spacing="-0.009cm" fo:font-weight="bold" style:font-size-asian="17pt" style:font-weight-asian="bold"/>
    </style:style>
    <style:style style:name="T35" style:family="text">
      <style:text-properties style:font-name="Arial" fo:font-size="17pt" fo:letter-spacing="-0.012cm" fo:font-weight="bold" style:font-size-asian="17pt" style:font-weight-asian="bold"/>
    </style:style>
    <style:style style:name="T36" style:family="text">
      <style:text-properties style:font-name="Arial" fo:font-size="17pt" fo:letter-spacing="-0.016cm" fo:font-weight="bold" style:font-size-asian="17pt" style:font-weight-asian="bold"/>
    </style:style>
    <style:style style:name="T37" style:family="text">
      <style:text-properties style:font-name="Arial" fo:font-size="17pt" fo:letter-spacing="-0.018cm" fo:font-weight="bold" style:font-size-asian="17pt" style:font-weight-asian="bold"/>
    </style:style>
    <style:style style:name="T38" style:family="text">
      <style:text-properties style:font-name="Arial" fo:font-size="17pt" fo:letter-spacing="-0.004cm" fo:font-weight="bold" style:font-size-asian="17pt" style:font-weight-asian="bold"/>
    </style:style>
    <style:style style:name="T39" style:family="text">
      <style:text-properties style:font-name="Arial" fo:font-size="11pt" fo:font-weight="bold" style:font-size-asian="11pt" style:font-weight-asian="bold"/>
    </style:style>
    <style:style style:name="T40" style:family="text">
      <style:text-properties style:font-name="Arial" fo:font-size="11pt" fo:letter-spacing="-0.011cm" fo:font-weight="bold" style:font-size-asian="11pt" style:font-weight-asian="bold"/>
    </style:style>
    <style:style style:name="T41" style:family="text">
      <style:text-properties style:font-name="Arial" fo:font-size="11pt" fo:letter-spacing="-0.007cm" fo:font-weight="bold" style:font-size-asian="11pt" style:font-weight-asian="bold"/>
    </style:style>
    <style:style style:name="T42" style:family="text">
      <style:text-properties style:font-name="Arial" fo:font-size="11pt" fo:letter-spacing="-0.012cm" fo:font-weight="bold" style:font-size-asian="11pt" style:font-weight-asian="bold"/>
    </style:style>
    <style:style style:name="T43" style:family="text">
      <style:text-properties style:font-name="Arial" fo:font-size="11pt" fo:letter-spacing="-0.005cm" fo:font-weight="bold" style:font-size-asian="11pt" style:font-weight-asian="bold"/>
    </style:style>
    <style:style style:name="T44" style:family="text">
      <style:text-properties style:font-name="Arial" fo:font-size="11pt" fo:letter-spacing="-0.009cm" fo:font-weight="bold" style:font-size-asian="11pt" style:font-weight-asian="bold"/>
    </style:style>
    <style:style style:name="T45" style:family="text">
      <style:text-properties style:font-name="Arial" fo:font-size="11pt" fo:letter-spacing="-0.014cm" fo:font-weight="bold" style:font-size-asian="11pt" style:font-weight-asian="bold"/>
    </style:style>
    <style:style style:name="T46" style:family="text">
      <style:text-properties style:font-name="Arial" fo:font-size="11pt" fo:letter-spacing="-0.002cm" fo:font-weight="bold" style:font-size-asian="11pt" style:font-weight-asian="bold"/>
    </style:style>
    <style:style style:name="T47" style:family="text">
      <style:text-properties style:font-name="Arial" fo:font-size="11pt" fo:letter-spacing="-0.004cm" fo:font-weight="bold" style:font-size-asian="11pt" style:font-weight-asian="bold"/>
    </style:style>
    <style:style style:name="T48" style:family="text">
      <style:text-properties fo:letter-spacing="-0.009cm"/>
    </style:style>
    <style:style style:name="T49" style:family="text">
      <style:text-properties fo:letter-spacing="-0.011cm"/>
    </style:style>
    <style:style style:name="T50" style:family="text">
      <style:text-properties fo:letter-spacing="-0.007cm"/>
    </style:style>
    <style:style style:name="T51" style:family="text">
      <style:text-properties fo:color="#1053cc" loext:opacity="100%" fo:font-size="11pt" fo:letter-spacing="-0.007cm" style:text-underline-style="solid" style:text-underline-width="bold" style:text-underline-color="#1053cc" style:font-size-asian="11pt"/>
    </style:style>
    <style:style style:name="T52" style:family="text">
      <style:text-properties fo:letter-spacing="-0.014cm"/>
    </style:style>
    <style:style style:name="T53" style:family="text">
      <style:text-properties fo:letter-spacing="-0.012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868686" draw:fill="none" draw:textarea-vertical-align="top" draw:auto-grow-height="false" fo:min-height="0cm" fo:min-width="15.801cm" fo:padding-top="0.125cm" fo:padding-bottom="0.125cm" fo:padding-left="0.25cm" fo:padding-right="0.25cm" fo:wrap-option="wra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9">Software<text:span text:style-name="T1"> </text:span>Requirements<text:span text:style-name="T1"> </text:span>Specification<text:span text:style-name="T1"> </text:span>(SRS)<text:span text:style-name="T1"> </text:span>for Smart Calendar</text:p>
        <text:p text:style-name="P3"><text:span text:style-name="T14">S </text:span><text:span text:style-name="T13">S</text:span><text:span text:style-name="T12">ELVA KARTH</text:span><text:span text:style-name="T13">IK </text:span><text:span text:style-name="T2">REGNO:</text:span><text:span text:style-name="T5"> </text:span><text:span text:style-name="T6">1260032</text:span><text:span text:style-name="T7">38</text:span></text:p>
        <text:p text:style-name="P2"><text:span text:style-name="T2">ROLLNO:</text:span><text:span text:style-name="T3"> </text:span><text:span text:style-name="T4">46</text:span><text:span text:style-name="T2"> SECTION:</text:span><text:span text:style-name="T5"> </text:span><text:span text:style-name="T8">D</text:span></text:p>
        <text:p text:style-name="P25"><text:span text:style-name="T2">SOFTWARE</text:span><text:span text:style-name="T9"> </text:span><text:span text:style-name="T2">ENGINEERING</text:span><text:span text:style-name="T10"> </text:span><text:span text:style-name="T2">PRACTICES</text:span><text:span text:style-name="T5"> </text:span><text:span text:style-name="T11">LAB</text:span></text:p>
        <text:p text:style-name="P26"/>
        <text:h text:style-name="P24" text:outline-level="2"><text:bookmark text:name="Table of Contents"/>Table<text:span text:style-name="T15"> </text:span>of<text:span text:style-name="T16"> </text:span><text:span text:style-name="T17">Contents</text:span></text:h>
        <text:list xml:id="list2818771164" text:style-name="WWNum1">
          <text:list-item>
            <text:p text:style-name="P75">Introduction</text:p>
          </text:list-item>
        </text:list>
        <text:p text:style-name="P27"/>
        <text:list xml:id="list115545935518198" text:continue-numbering="true" text:style-name="WWNum1">
          <text:list-item>
            <text:list>
              <text:list-item>
                <text:p text:style-name="P76">Purpose</text:p>
              </text:list-item>
            </text:list>
          </text:list-item>
        </text:list>
        <text:p text:style-name="P28"/>
        <text:list xml:id="list115545846996842" text:continue-numbering="true" text:style-name="WWNum1">
          <text:list-item>
            <text:list>
              <text:list-item>
                <text:p text:style-name="P78"><text:span text:style-name="T19">Document</text:span><text:span text:style-name="T21"> </text:span><text:span text:style-name="T18">Conventions</text:span></text:p>
              </text:list-item>
            </text:list>
          </text:list-item>
        </text:list>
        <text:p text:style-name="P27"/>
        <text:list xml:id="list115544918466252" text:continue-numbering="true" text:style-name="WWNum1">
          <text:list-item>
            <text:list>
              <text:list-item>
                <text:p text:style-name="P78"><text:span text:style-name="T19">Intended</text:span><text:span text:style-name="T22"> </text:span><text:span text:style-name="T19">Audience</text:span><text:span text:style-name="T23"> </text:span><text:span text:style-name="T19">and</text:span><text:span text:style-name="T22"> </text:span><text:span text:style-name="T19">Reading</text:span><text:span text:style-name="T23"> </text:span><text:span text:style-name="T18">Suggestions</text:span></text:p>
              </text:list-item>
            </text:list>
          </text:list-item>
        </text:list>
        <text:p text:style-name="P28"/>
        <text:list xml:id="list115543949399442" text:continue-numbering="true" text:style-name="WWNum1">
          <text:list-item>
            <text:list>
              <text:list-item>
                <text:p text:style-name="P78"><text:span text:style-name="T19">Project</text:span><text:span text:style-name="T23"> </text:span><text:span text:style-name="T18">Scope</text:span></text:p>
              </text:list-item>
            </text:list>
          </text:list-item>
        </text:list>
        <text:p text:style-name="P27"/>
        <text:list xml:id="list115543931285495" text:continue-numbering="true" text:style-name="WWNum1">
          <text:list-item>
            <text:list>
              <text:list-item>
                <text:p text:style-name="P77">References</text:p>
              </text:list-item>
            </text:list>
          </text:list-item>
        </text:list>
        <text:p text:style-name="P28"/>
        <text:list xml:id="list115545362840766" text:continue-numbering="true" text:style-name="WWNum1">
          <text:list-item>
            <text:p text:style-name="P81"><text:span text:style-name="T19">Overall</text:span><text:span text:style-name="T24"> </text:span><text:span text:style-name="T18">Description</text:span></text:p>
          </text:list-item>
        </text:list>
        <text:p text:style-name="P27"/>
        <text:list xml:id="list115544263512370" text:continue-numbering="true" text:style-name="WWNum1">
          <text:list-item>
            <text:list>
              <text:list-item>
                <text:p text:style-name="P78"><text:span text:style-name="T19">Product</text:span><text:span text:style-name="T22"> </text:span><text:span text:style-name="T18">Perspective</text:span></text:p>
              </text:list-item>
            </text:list>
          </text:list-item>
        </text:list>
        <text:p text:style-name="P27"/>
        <text:list xml:id="list115544565845953" text:continue-numbering="true" text:style-name="WWNum1">
          <text:list-item>
            <text:list>
              <text:list-item>
                <text:p text:style-name="P78"><text:span text:style-name="T19">Product</text:span><text:span text:style-name="T22"> </text:span><text:span text:style-name="T18">Features</text:span></text:p>
              </text:list-item>
            </text:list>
          </text:list-item>
        </text:list>
        <text:p text:style-name="P28"/>
        <text:list xml:id="list115543990655024" text:continue-numbering="true" text:style-name="WWNum1">
          <text:list-item>
            <text:list>
              <text:list-item>
                <text:p text:style-name="P78"><text:span text:style-name="T19">User</text:span><text:span text:style-name="T23"> </text:span><text:span text:style-name="T19">Classes</text:span><text:span text:style-name="T24"> </text:span><text:span text:style-name="T19">and</text:span><text:span text:style-name="T23"> </text:span><text:span text:style-name="T18">Characteristics</text:span></text:p>
              </text:list-item>
            </text:list>
          </text:list-item>
        </text:list>
        <text:p text:style-name="P27"/>
        <text:list xml:id="list115545228900669" text:continue-numbering="true" text:style-name="WWNum1">
          <text:list-item>
            <text:list>
              <text:list-item>
                <text:p text:style-name="P78"><text:span text:style-name="T19">Operating</text:span><text:span text:style-name="T22"> </text:span><text:span text:style-name="T18">Environment</text:span></text:p>
              </text:list-item>
            </text:list>
          </text:list-item>
        </text:list>
        <text:p text:style-name="P28"/>
        <text:list xml:id="list115544545925789" text:continue-numbering="true" text:style-name="WWNum1">
          <text:list-item>
            <text:list>
              <text:list-item>
                <text:p text:style-name="P78"><text:span text:style-name="T19">Design</text:span><text:span text:style-name="T22"> </text:span><text:span text:style-name="T19">and</text:span><text:span text:style-name="T22"> </text:span><text:span text:style-name="T19">Implementation</text:span><text:span text:style-name="T21"> </text:span><text:span text:style-name="T18">Constraints</text:span></text:p>
              </text:list-item>
            </text:list>
          </text:list-item>
        </text:list>
        <text:p text:style-name="P27"/>
        <text:list xml:id="list115545411184835" text:continue-numbering="true" text:style-name="WWNum1">
          <text:list-item>
            <text:list>
              <text:list-item>
                <text:p text:style-name="P78"><text:span text:style-name="T19">User</text:span><text:span text:style-name="T18"> Documentation</text:span></text:p>
              </text:list-item>
            </text:list>
          </text:list-item>
        </text:list>
        <text:p text:style-name="P28"/>
        <text:list xml:id="list115543915245258" text:continue-numbering="true" text:style-name="WWNum1">
          <text:list-item>
            <text:list>
              <text:list-item>
                <text:p text:style-name="P78"><text:span text:style-name="T19">Assumptions</text:span><text:span text:style-name="T21"> </text:span><text:span text:style-name="T19">and</text:span><text:span text:style-name="T21"> </text:span><text:span text:style-name="T18">Dependencies</text:span></text:p>
              </text:list-item>
            </text:list>
          </text:list-item>
        </text:list>
        <text:p text:style-name="P27"/>
        <text:list xml:id="list115545172975357" text:continue-numbering="true" text:style-name="WWNum1">
          <text:list-item>
            <text:p text:style-name="P81"><text:span text:style-name="T19">System</text:span><text:span text:style-name="T23"> </text:span><text:span text:style-name="T18">Features</text:span></text:p>
          </text:list-item>
        </text:list>
        <text:p text:style-name="P28"/>
        <text:list xml:id="list115544588133006" text:continue-numbering="true" text:style-name="WWNum1">
          <text:list-item>
            <text:list>
              <text:list-item>
                <text:p text:style-name="P83"><text:span text:style-name="T19">Calendar</text:span><text:span text:style-name="T24"> </text:span><text:span text:style-name="T18">Dashboard</text:span></text:p>
              </text:list-item>
            </text:list>
          </text:list-item>
        </text:list>
      </text:section>
      <text:list xml:id="list115545688757291" text:continue-numbering="true" text:style-name="WWNum1">
        <text:list-item>
          <text:list>
            <text:list-item>
              <text:p text:style-name="P79"><text:span text:style-name="T19">E</text:span><text:span text:style-name="T20">vent Management</text:span></text:p>
            </text:list-item>
          </text:list>
        </text:list-item>
      </text:list>
      <text:p text:style-name="P28"/>
      <text:list xml:id="list115544133173997" text:continue-numbering="true" text:style-name="WWNum1">
        <text:list-item>
          <text:list>
            <text:list-item>
              <text:p text:style-name="P78"><text:span text:style-name="T19">Secure</text:span><text:span text:style-name="T21"> </text:span><text:span text:style-name="T19">Local</text:span><text:span text:style-name="T24"> </text:span><text:span text:style-name="T18">Backup</text:span></text:p>
            </text:list-item>
          </text:list>
        </text:list-item>
      </text:list>
      <text:p text:style-name="P27"/>
      <text:list xml:id="list115545833224082" text:continue-numbering="true" text:style-name="WWNum1">
        <text:list-item>
          <text:list>
            <text:list-item>
              <text:p text:style-name="P80"><text:span text:style-name="T19">Smart</text:span><text:span text:style-name="T24"> </text:span><text:span text:style-name="T19">Planning</text:span><text:span text:style-name="T18"> </text:span><text:span text:style-name="T19">with</text:span><text:span text:style-name="T24"> </text:span><text:span text:style-name="T19">Weather</text:span><text:span text:style-name="T23"> </text:span><text:span text:style-name="T18">Forecasting</text:span></text:p>
            </text:list-item>
          </text:list>
        </text:list-item>
      </text:list>
      <text:p text:style-name="P29"/>
      <text:list xml:id="list115544261255824" text:continue-numbering="true" text:style-name="WWNum1">
        <text:list-item>
          <text:list>
            <text:list-item>
              <text:p text:style-name="P80"><text:span text:style-name="T18">Voice-Assisted</text:span><text:span text:style-name="T25"> </text:span><text:span text:style-name="T18">Guiding</text:span><text:span text:style-name="T26"> </text:span><text:span text:style-name="T18">Companion</text:span></text:p>
            </text:list-item>
          </text:list>
        </text:list-item>
      </text:list>
      <text:p text:style-name="P30"/>
      <text:list xml:id="list115545160297168" text:continue-numbering="true" text:style-name="WWNum1">
        <text:list-item>
          <text:list>
            <text:list-item>
              <text:p text:style-name="P80"><text:span text:style-name="T19">Alarm</text:span><text:span text:style-name="T18"> </text:span><text:span text:style-name="T19">and</text:span><text:span text:style-name="T23"> </text:span><text:span text:style-name="T19">Clock</text:span><text:span text:style-name="T18"> Integration</text:span></text:p>
            </text:list-item>
          </text:list>
        </text:list-item>
      </text:list>
      <text:p text:style-name="P30"/>
      <text:list xml:id="list115544165103396" text:continue-numbering="true" text:style-name="WWNum1">
        <text:list-item>
          <text:list>
            <text:list-item>
              <text:p text:style-name="P80"><text:span text:style-name="T19">Time</text:span><text:span text:style-name="T23"> </text:span><text:span text:style-name="T19">Spent</text:span><text:span text:style-name="T18"> Analysis</text:span></text:p>
            </text:list-item>
          </text:list>
        </text:list-item>
      </text:list>
      <text:p text:style-name="P27"/>
      <text:list xml:id="list115545673546358" text:continue-numbering="true" text:style-name="WWNum1">
        <text:list-item>
          <text:list>
            <text:list-item>
              <text:p text:style-name="P84"><text:span text:style-name="T19">Review</text:span><text:span text:style-name="T24"> </text:span><text:span text:style-name="T19">and</text:span><text:span text:style-name="T24"> </text:span><text:span text:style-name="T19">Feedback</text:span><text:span text:style-name="T24"> </text:span><text:span text:style-name="T18">Collection</text:span></text:p>
            </text:list-item>
          </text:list>
        </text:list-item>
      </text:list>
      <text:p text:style-name="Text_20_body"/>
      <text:list xml:id="list115544084303025" text:continue-numbering="true" text:style-name="WWNum1">
        <text:list-item>
          <text:list>
            <text:list-item>
              <text:p text:style-name="P84"><text:span text:style-name="T19">Luck</text:span><text:span text:style-name="T18"> Deciphering</text:span></text:p>
            </text:list-item>
          </text:list>
        </text:list-item>
      </text:list>
      <text:p text:style-name="Text_20_body"/>
      <text:list xml:id="list115545530507104" text:continue-numbering="true" text:style-name="WWNum1">
        <text:list-item>
          <text:list>
            <text:list-item>
              <text:p text:style-name="P84"><text:span text:style-name="T19">Location</text:span><text:span text:style-name="T22"> </text:span><text:span text:style-name="T18">Planning</text:span></text:p>
            </text:list-item>
          </text:list>
        </text:list-item>
      </text:list>
      <text:p text:style-name="Text_20_body"/>
      <text:list xml:id="list115545480661357" text:continue-numbering="true" text:style-name="WWNum1">
        <text:list-item>
          <text:list>
            <text:list-item>
              <text:p text:style-name="P84"><text:span text:style-name="T19">Financial</text:span><text:span text:style-name="T28"> </text:span><text:span text:style-name="T18">Analysis</text:span></text:p>
            </text:list-item>
          </text:list>
        </text:list-item>
      </text:list>
      <text:p text:style-name="P28"/>
      <text:list xml:id="list115544466783440" text:continue-numbering="true" text:style-name="WWNum1">
        <text:list-item>
          <text:p text:style-name="P81"><text:span text:style-name="T19">External</text:span><text:span text:style-name="T22"> </text:span><text:span text:style-name="T19">Interface</text:span><text:span text:style-name="T24"> </text:span><text:span text:style-name="T18">Requirements</text:span></text:p>
        </text:list-item>
      </text:list>
      <text:p text:style-name="P27"/>
      <text:list xml:id="list115544863948564" text:continue-numbering="true" text:style-name="WWNum1">
        <text:list-item>
          <text:list>
            <text:list-item>
              <text:p text:style-name="P83"><text:span text:style-name="T19">User</text:span><text:span text:style-name="T18"> Interfaces</text:span></text:p>
            </text:list-item>
          </text:list>
        </text:list-item>
      </text:list>
      <text:p text:style-name="P28"/>
      <text:list xml:id="list115545586116966" text:continue-numbering="true" text:style-name="WWNum1">
        <text:list-item>
          <text:list>
            <text:list-item>
              <text:p text:style-name="P78"><text:span text:style-name="T19">Hardware</text:span><text:span text:style-name="T21"> </text:span><text:span text:style-name="T18">Interfaces</text:span></text:p>
            </text:list-item>
          </text:list>
        </text:list-item>
      </text:list>
      <text:p text:style-name="P27"/>
      <text:list xml:id="list115543994223143" text:continue-numbering="true" text:style-name="WWNum1">
        <text:list-item>
          <text:list>
            <text:list-item>
              <text:p text:style-name="P78"><text:span text:style-name="T19">Software</text:span><text:span text:style-name="T22"> </text:span><text:span text:style-name="T18">Interfaces</text:span></text:p>
            </text:list-item>
          </text:list>
        </text:list-item>
      </text:list>
      <text:p text:style-name="P28"/>
      <text:list xml:id="list115543924777718" text:continue-numbering="true" text:style-name="WWNum1">
        <text:list-item>
          <text:list>
            <text:list-item>
              <text:p text:style-name="P78"><text:span text:style-name="T19">Communications</text:span><text:span text:style-name="T27"> </text:span><text:span text:style-name="T18">Interfaces</text:span></text:p>
            </text:list-item>
          </text:list>
        </text:list-item>
      </text:list>
      <text:p text:style-name="P27"/>
      <text:list xml:id="list115545019456824" text:continue-numbering="true" text:style-name="WWNum1">
        <text:list-item>
          <text:p text:style-name="P81"><text:span text:style-name="T19">Other</text:span><text:span text:style-name="T22"> </text:span><text:span text:style-name="T19">Non-functional</text:span><text:span text:style-name="T21"> </text:span><text:span text:style-name="T18">Requirements</text:span></text:p>
        </text:list-item>
      </text:list>
      <text:p text:style-name="P28"/>
      <text:list xml:id="list115545957162692" text:continue-numbering="true" text:style-name="WWNum1">
        <text:list-item>
          <text:list>
            <text:list-item>
              <text:p text:style-name="P78"><text:span text:style-name="T19">Performance</text:span><text:span text:style-name="T28"> </text:span><text:span text:style-name="T18">Requirements</text:span></text:p>
            </text:list-item>
          </text:list>
        </text:list-item>
      </text:list>
      <text:p text:style-name="P27"/>
      <text:list xml:id="list115545159483356" text:continue-numbering="true" text:style-name="WWNum1">
        <text:list-item>
          <text:list>
            <text:list-item>
              <text:p text:style-name="P78"><text:span text:style-name="T18">Availability</text:span><text:span text:style-name="T29"> </text:span><text:span text:style-name="T18">Requirements</text:span></text:p>
            </text:list-item>
          </text:list>
        </text:list-item>
      </text:list>
      <text:p text:style-name="P28"/>
      <text:list xml:id="list115544622804828" text:continue-numbering="true" text:style-name="WWNum1">
        <text:list-item>
          <text:list>
            <text:list-item>
              <text:p text:style-name="P78"><text:span text:style-name="T19">Security</text:span><text:span text:style-name="T24"> </text:span><text:span text:style-name="T18">Requirements</text:span></text:p>
            </text:list-item>
          </text:list>
        </text:list-item>
      </text:list>
      <text:p text:style-name="P27"/>
      <text:list xml:id="list115544629497917" text:continue-numbering="true" text:style-name="WWNum1">
        <text:list-item>
          <text:list>
            <text:list-item>
              <text:p text:style-name="P78"><text:span text:style-name="T19">Reliability</text:span><text:span text:style-name="T21"> </text:span><text:span text:style-name="T18">Requirements</text:span></text:p>
            </text:list-item>
          </text:list>
        </text:list-item>
      </text:list>
      <text:p text:style-name="P28"/>
      <text:list xml:id="list115545661897856" text:continue-numbering="true" text:style-name="WWNum1">
        <text:list-item>
          <text:list>
            <text:list-item>
              <text:p text:style-name="P78"><text:span text:style-name="T19">Usability</text:span><text:span text:style-name="T24"> </text:span><text:span text:style-name="T18">Requirements</text:span></text:p>
            </text:list-item>
          </text:list>
        </text:list-item>
      </text:list>
      <text:p text:style-name="P27"/>
      <text:list xml:id="list115545199042001" text:continue-numbering="true" text:style-name="WWNum1">
        <text:list-item>
          <text:list>
            <text:list-item>
              <text:p text:style-name="P78"><text:span text:style-name="T19">Scalability</text:span><text:span text:style-name="T28"> </text:span><text:span text:style-name="T18">Requirements</text:span></text:p>
            </text:list-item>
          </text:list>
        </text:list-item>
      </text:list>
      <text:p text:style-name="P28"/>
      <text:list xml:id="list115545681768288" text:continue-numbering="true" text:style-name="WWNum1">
        <text:list-item>
          <text:list>
            <text:list-item>
              <text:p text:style-name="P77">Maintainability</text:p>
            </text:list-item>
          </text:list>
        </text:list-item>
        <text:list-item>
          <text:p text:style-name="P82"><text:span text:style-name="T19">Other</text:span><text:span text:style-name="T23"> </text:span><text:span text:style-name="T18">Requirements</text:span></text:p>
        </text:list-item>
        <text:list-item>
          <text:p text:style-name="P91"><text:span text:style-name="T19">Appendix A. Glossary B. Analysis</text:span><text:span text:style-name="T30"> </text:span><text:span text:style-name="T19">Models</text:span><text:span text:style-name="T31"> </text:span><text:span text:style-name="T19">C. Issues List Traceability Matrix</text:span></text:p>
        </text:list-item>
      </text:list>
      <text:p text:style-name="P31"><draw:custom-shape text:anchor-type="char" draw:z-index="0" draw:name="Graphic 1" draw:style-name="gr1" draw:text-style-name="P115" svg:width="16.301cm" svg:height="0.004cm" svg:x="2.646cm" svg:y="0.321cm"><text:p/><draw:enhanced-geometry draw:mirror-horizontal="false" draw:mirror-vertical="false" svg:viewBox="0 0 0 0" drawooo:sub-view-size="5868035 0" draw:text-areas="0 0 ?f0 ?f1" draw:type="ooxml-non-primitive" draw:enhanced-path="M 0 0 L 5868034 0 N"><draw:equation draw:name="f0" draw:formula="logwidth"/><draw:equation draw:name="f1" draw:formula="logheight"/></draw:enhanced-geometry></draw:custom-shape></text:p>
      <text:p text:style-name="P32"/>
      <text:p text:style-name="P1"><text:span text:style-name="T33">Software</text:span><text:span text:style-name="T34"> </text:span><text:span text:style-name="T33">Requirements</text:span><text:span text:style-name="T35"> </text:span><text:span text:style-name="T33">Specification</text:span><text:span text:style-name="T34"> </text:span><text:span text:style-name="T33">(SRS)</text:span><text:span text:style-name="T36"> </text:span><text:span text:style-name="T33">for</text:span><text:span text:style-name="T37"> </text:span><text:span text:style-name="T33">Smart </text:span><text:span text:style-name="T38">Calendar</text:span></text:p>
      <text:list xml:id="list134821623" text:style-name="WWNum2">
        <text:list-item>
          <text:h text:style-name="P50" text:outline-level="2"><text:bookmark text:name="1. Introduction"/>Introduction</text:h>
          <text:list>
            <text:list-item>
              <text:h text:style-name="P54" text:outline-level="3"><text:bookmark text:name="1.1 Purpose"/>Purpose</text:h>
            </text:list-item>
          </text:list>
        </text:list-item>
      </text:list>
      <text:p text:style-name="P11"/>
      <text:p text:style-name="P4">The purpose of this Software Requirements Specification (SRS) document is to define the functional and non-functional requirements for the development of a Smart Calendar system. The system is designed to enhance personal and professional time management by integrating<text:span text:style-name="T16"> </text:span>intelligent<text:span text:style-name="T17"> </text:span>features<text:span text:style-name="T48"> </text:span>such<text:span text:style-name="T48"> </text:span>as<text:span text:style-name="T48"> </text:span>smart<text:span text:style-name="T49"> </text:span>reminders,<text:span text:style-name="T49"> </text:span>voice<text:span text:style-name="T16"> </text:span>assistance,<text:span text:style-name="T50"> </text:span>and<text:span text:style-name="T48"> </text:span>event<text:span text:style-name="T49"> </text:span>planning. It aims to provide users with an intuitive platform to organize their schedules effectively, improve productivity, and ensure better planning.</text:p>
      <text:list xml:id="list115545854517296" text:continue-numbering="true" text:style-name="WWNum2">
        <text:list-item>
          <text:list>
            <text:list-item>
              <text:h text:style-name="P57" text:outline-level="3"><text:bookmark text:name="1.2 Document Conventions"/>Document<text:span text:style-name="T48"> </text:span><text:span text:style-name="T17">Conventions</text:span></text:h>
            </text:list-item>
          </text:list>
        </text:list-item>
      </text:list>
      <text:p text:style-name="P12"/>
      <text:p text:style-name="P4">This<text:span text:style-name="T15"> </text:span>document<text:span text:style-name="T48"> </text:span>follows<text:span text:style-name="T17"> </text:span>the<text:span text:style-name="T49"> </text:span>conventions<text:span text:style-name="T17"> </text:span>of<text:span text:style-name="T48"> </text:span>the<text:span text:style-name="T50"> </text:span>IEEE<text:span text:style-name="T50"> </text:span>SRS<text:span text:style-name="T50"> </text:span>template<text:span text:style-name="T50"> </text:span>,<text:span text:style-name="T48"> </text:span>including<text:span text:style-name="T17"> </text:span>structured sectioning, numbering, and formatting.</text:p>
      <text:list xml:id="list115545537337440" text:continue-numbering="true" text:style-name="WWNum2">
        <text:list-item>
          <text:list>
            <text:list-item>
              <text:h text:style-name="P58" text:outline-level="3"><text:bookmark text:name="1.3 Intended Audience and Reading Sugges"/>Intended<text:span text:style-name="T50"> </text:span>Audience<text:span text:style-name="T50"> </text:span>and<text:span text:style-name="T48"> </text:span>Reading<text:span text:style-name="T16"> </text:span><text:span text:style-name="T17">Suggestions</text:span></text:h>
            </text:list-item>
          </text:list>
        </text:list-item>
      </text:list>
      <text:p text:style-name="P11"/>
      <text:p text:style-name="P6">This<text:span text:style-name="T16"> </text:span>document<text:span text:style-name="T48"> </text:span>is<text:span text:style-name="T50"> </text:span>intended<text:span text:style-name="T16"> </text:span>for<text:span text:style-name="T50"> </text:span>stakeholders<text:span text:style-name="T16"> </text:span>such<text:span text:style-name="T50"> </text:span>as<text:span text:style-name="T49"> </text:span>end-users,<text:span text:style-name="T16"> </text:span>project<text:span text:style-name="T48"> </text:span>managers,<text:span text:style-name="T16"> </text:span>software developers, designers, and quality assurance teams involved in the development and implementation of the Smart Calendar system.</text:p>
      <text:list xml:id="list115544047941064" text:continue-numbering="true" text:style-name="WWNum2">
        <text:list-item>
          <text:list>
            <text:list-item>
              <text:h text:style-name="P59" text:outline-level="3"><text:bookmark text:name="1.4 Project Scope"/>Project<text:span text:style-name="T48"> </text:span><text:span text:style-name="T17">Scope</text:span></text:h>
            </text:list-item>
          </text:list>
        </text:list-item>
      </text:list>
      <text:p text:style-name="P12"/>
      <text:p text:style-name="P7">The<text:span text:style-name="T16"> </text:span>Smart<text:span text:style-name="T16"> </text:span>Calendar system<text:span text:style-name="T16"> </text:span>aims<text:span text:style-name="T17"> </text:span>to<text:span text:style-name="T16"> </text:span>assist<text:span text:style-name="T50"> </text:span>users<text:span text:style-name="T17"> </text:span>in<text:span text:style-name="T16"> </text:span>managing<text:span text:style-name="T16"> </text:span>their<text:span text:style-name="T17"> </text:span>time<text:span text:style-name="T17"> </text:span>by<text:span text:style-name="T16"> </text:span>offering<text:span text:style-name="T16"> </text:span>features<text:span text:style-name="T50"> </text:span>like event creation, intelligent reminders, time analytics, and voice assistance. The system will integrate with external services like weather forecasting and support a customizable user interface for enhanced user experience.</text:p>
      <text:list xml:id="list115544510196277" text:continue-numbering="true" text:style-name="WWNum2">
        <text:list-item>
          <text:list>
            <text:list-item>
              <text:h text:style-name="P55" text:outline-level="3"><text:bookmark text:name="1.5 References"/>References</text:h>
            </text:list-item>
          </text:list>
        </text:list-item>
      </text:list>
      <text:p text:style-name="P13"/>
      <text:list xml:id="list115545633490599" text:continue-numbering="true" text:style-name="WWNum2">
        <text:list-item>
          <text:list>
            <text:list-item>
              <text:list>
                <text:list-item>
                  <text:p text:style-name="P92"><text:span text:style-name="T19">IEEE</text:span><text:span text:style-name="T22"> </text:span><text:span text:style-name="T19">Std</text:span><text:span text:style-name="T22"> </text:span><text:span text:style-name="T19">830-1998,</text:span><text:span text:style-name="T21"> </text:span><text:span text:style-name="T19">IEEE</text:span><text:span text:style-name="T22"> </text:span><text:span text:style-name="T19">Recommended</text:span><text:span text:style-name="T22"> </text:span><text:span text:style-name="T19">Practice</text:span><text:span text:style-name="T21"> </text:span><text:span text:style-name="T19">for</text:span><text:span text:style-name="T28"> </text:span><text:span text:style-name="T19">Software Requirements Specifications</text:span></text:p>
                </text:list-item>
                <text:list-item>
                  <text:p text:style-name="P93"><text:span text:style-name="T19">Calendar Application Design Guidelines - </text:span><text:span text:style-name="T51">https://iq.opengenus.org/calendar-application-in-java/</text:span></text:p>
                </text:list-item>
              </text:list>
            </text:list-item>
          </text:list>
        </text:list-item>
      </text:list>
      <text:p text:style-name="P33"/>
      <text:list xml:id="list115544684897243" text:continue-numbering="true" text:style-name="WWNum2">
        <text:list-item>
          <text:h text:style-name="P51" text:outline-level="2"><text:bookmark text:name="2. Overall Description"/>Overall<text:span text:style-name="T50"> </text:span><text:span text:style-name="T17">Description</text:span></text:h>
          <text:list>
            <text:list-item>
              <text:h text:style-name="P60" text:outline-level="3"><text:bookmark text:name="2.1 Product Perspective"/>Product<text:span text:style-name="T50"> </text:span><text:span text:style-name="T17">Perspective</text:span></text:h>
            </text:list-item>
          </text:list>
        </text:list-item>
      </text:list>
      <text:p text:style-name="P12"/>
      <text:p text:style-name="P8">The Smart Calendar system is an advanced time management tool that leverages AI, cloud computing, and mobile integration. It will interact seamlessly with third-party APIs for weather forecasting,<text:span text:style-name="T16"> </text:span>provide<text:span text:style-name="T17"> </text:span>secure<text:span text:style-name="T48"> </text:span>data<text:span text:style-name="T16"> </text:span>storage<text:span text:style-name="T16"> </text:span>options,<text:span text:style-name="T16"> </text:span>and<text:span text:style-name="T16"> </text:span>integrate<text:span text:style-name="T16"> </text:span>with<text:span text:style-name="T16"> </text:span>devices<text:span text:style-name="T16"> </text:span>for<text:span text:style-name="T50"> </text:span>alarm<text:span text:style-name="T16"> </text:span>and<text:span text:style-name="T16"> </text:span>clock <text:span text:style-name="T17">functionalities.</text:span></text:p>
      <text:list xml:id="list115544318675734" text:continue-numbering="true" text:style-name="WWNum2">
        <text:list-item>
          <text:list>
            <text:list-item>
              <text:h text:style-name="P61" text:outline-level="3"><text:bookmark text:name="2.2 Product Features"/>Product<text:span text:style-name="T50"> </text:span><text:span text:style-name="T17">Features</text:span></text:h>
              <text:list>
                <text:list-item>
                  <text:p text:style-name="P101"><text:span text:style-name="T39">Calendar</text:span><text:span text:style-name="T40"> </text:span><text:span text:style-name="T39">Dashboard:</text:span><text:span text:style-name="T41"> </text:span><text:span text:style-name="T19">Centralized</text:span><text:span text:style-name="T23"> </text:span><text:span text:style-name="T19">view</text:span><text:span text:style-name="T24"> </text:span><text:span text:style-name="T19">of</text:span><text:span text:style-name="T22"> </text:span><text:span text:style-name="T19">all</text:span><text:span text:style-name="T24"> </text:span><text:span text:style-name="T19">schedules,</text:span><text:span text:style-name="T24"> </text:span><text:span text:style-name="T19">events,</text:span><text:span text:style-name="T22"> </text:span><text:span text:style-name="T19">and</text:span><text:span text:style-name="T24"> </text:span><text:span text:style-name="T18">reminders.</text:span></text:p>
                </text:list-item>
                <text:list-item>
                  <text:p text:style-name="P104"><text:span text:style-name="T39">Easy</text:span><text:span text:style-name="T42"> </text:span><text:span text:style-name="T39">Event</text:span><text:span text:style-name="T43"> </text:span><text:span text:style-name="T39">Creation:</text:span><text:span text:style-name="T43"> </text:span><text:span text:style-name="T19">Quick</text:span><text:span text:style-name="T21"> </text:span><text:span text:style-name="T19">and</text:span><text:span text:style-name="T24"> </text:span><text:span text:style-name="T19">user-friendly</text:span><text:span text:style-name="T18"> </text:span><text:span text:style-name="T19">event</text:span><text:span text:style-name="T23"> </text:span><text:span text:style-name="T19">setup</text:span><text:span text:style-name="T28"> </text:span><text:span text:style-name="T19">with</text:span><text:span text:style-name="T24"> </text:span><text:span text:style-name="T19">customizable</text:span><text:span text:style-name="T18"> options.</text:span></text:p>
                </text:list-item>
                <text:list-item>
                  <text:p text:style-name="P94"><text:span text:style-name="T39">Smart</text:span><text:span text:style-name="T41"> </text:span><text:span text:style-name="T39">Reminders</text:span><text:span text:style-name="T44"> </text:span><text:span text:style-name="T39">and</text:span><text:span text:style-name="T44"> </text:span><text:span text:style-name="T39">Notifications:</text:span><text:span text:style-name="T43"> </text:span><text:span text:style-name="T19">AI-driven</text:span><text:span text:style-name="T24"> </text:span><text:span text:style-name="T19">reminders</text:span><text:span text:style-name="T24"> </text:span><text:span text:style-name="T19">based</text:span><text:span text:style-name="T21"> </text:span><text:span text:style-name="T19">on</text:span><text:span text:style-name="T21"> </text:span><text:span text:style-name="T19">event</text:span><text:span text:style-name="T24"> </text:span><text:span text:style-name="T19">priority and proximity.</text:span></text:p>
                </text:list-item>
                <text:list-item>
                  <text:p text:style-name="P102"><text:span text:style-name="T39">Smart</text:span><text:span text:style-name="T42"> </text:span><text:span text:style-name="T39">Search</text:span><text:span text:style-name="T43"> </text:span><text:span text:style-name="T39">and</text:span><text:span text:style-name="T43"> </text:span><text:span text:style-name="T39">Filters:</text:span><text:span text:style-name="T41"> </text:span><text:span text:style-name="T19">Advanced</text:span><text:span text:style-name="T23"> </text:span><text:span text:style-name="T19">filtering</text:span><text:span text:style-name="T23"> </text:span><text:span text:style-name="T19">options</text:span><text:span text:style-name="T24"> </text:span><text:span text:style-name="T19">for</text:span><text:span text:style-name="T23"> </text:span><text:span text:style-name="T19">locating</text:span><text:span text:style-name="T24"> </text:span><text:span text:style-name="T19">events</text:span><text:span text:style-name="T24"> </text:span><text:span text:style-name="T19">or</text:span><text:span text:style-name="T24"> </text:span><text:span text:style-name="T18">tasks.</text:span></text:p>
                </text:list-item>
                <text:list-item>
                  <text:p text:style-name="P105"><text:span text:style-name="T39">Secure</text:span><text:span text:style-name="T44"> </text:span><text:span text:style-name="T39">Local</text:span><text:span text:style-name="T43"> </text:span><text:span text:style-name="T39">Backup:</text:span><text:span text:style-name="T41"> </text:span><text:span text:style-name="T19">Data</text:span><text:span text:style-name="T24"> </text:span><text:span text:style-name="T19">encryption</text:span><text:span text:style-name="T24"> </text:span><text:span text:style-name="T19">and</text:span><text:span text:style-name="T24"> </text:span><text:span text:style-name="T19">local</text:span><text:span text:style-name="T24"> </text:span><text:span text:style-name="T19">backup</text:span><text:span text:style-name="T24"> </text:span><text:span text:style-name="T19">features</text:span><text:span text:style-name="T23"> </text:span><text:span text:style-name="T21">for</text:span></text:p>
                </text:list-item>
              </text:list>
            </text:list-item>
          </text:list>
        </text:list-item>
      </text:list>
      <text:p text:style-name="P34">enhanced<text:span text:style-name="T49"> </text:span><text:span text:style-name="T17">security.</text:span></text:p>
      <text:list xml:id="list115544888915698" text:continue-numbering="true" text:style-name="WWNum2">
        <text:list-item>
          <text:list>
            <text:list-item>
              <text:list>
                <text:list-item>
                  <text:p text:style-name="P95"><text:span text:style-name="T39">Smart</text:span><text:span text:style-name="T41"> </text:span><text:span text:style-name="T39">Planning</text:span><text:span text:style-name="T44"> </text:span><text:span text:style-name="T39">with</text:span><text:span text:style-name="T40"> </text:span><text:span text:style-name="T39">Weather</text:span><text:span text:style-name="T41"> </text:span><text:span text:style-name="T39">Forecasting:</text:span><text:span text:style-name="T40"> </text:span><text:span text:style-name="T19">Integration</text:span><text:span text:style-name="T18"> </text:span><text:span text:style-name="T19">of</text:span><text:span text:style-name="T22"> </text:span><text:span text:style-name="T19">weather</text:span><text:span text:style-name="T24"> </text:span><text:span text:style-name="T19">updates</text:span><text:span text:style-name="T21"> </text:span><text:span text:style-name="T19">for better planning.</text:span></text:p>
                </text:list-item>
                <text:list-item>
                  <text:p text:style-name="P96"><text:span text:style-name="T39">Voice-Assisted</text:span><text:span text:style-name="T42"> </text:span><text:span text:style-name="T39">Guiding</text:span><text:span text:style-name="T40"> </text:span><text:span text:style-name="T39">Companion:</text:span><text:span text:style-name="T44"> </text:span><text:span text:style-name="T19">Voice</text:span><text:span text:style-name="T21"> </text:span><text:span text:style-name="T19">commands</text:span><text:span text:style-name="T28"> </text:span><text:span text:style-name="T19">for</text:span><text:span text:style-name="T28"> </text:span><text:span text:style-name="T19">event</text:span><text:span text:style-name="T22"> </text:span><text:span text:style-name="T19">management and navigation.</text:span></text:p>
                </text:list-item>
                <text:list-item>
                  <text:p text:style-name="P106"><text:span text:style-name="T39">Alarm</text:span><text:span text:style-name="T45"> </text:span><text:span text:style-name="T39">and</text:span><text:span text:style-name="T44"> </text:span><text:span text:style-name="T39">Clock</text:span><text:span text:style-name="T44"> </text:span><text:span text:style-name="T39">Integration:</text:span><text:span text:style-name="T43"> </text:span><text:span text:style-name="T19">Synchronization</text:span><text:span text:style-name="T18"> </text:span><text:span text:style-name="T19">with</text:span><text:span text:style-name="T21"> </text:span><text:span text:style-name="T19">alarms</text:span><text:span text:style-name="T22"> </text:span><text:span text:style-name="T19">and</text:span><text:span text:style-name="T21"> </text:span><text:span text:style-name="T19">time-tracking</text:span><text:span text:style-name="T23"> </text:span><text:span text:style-name="T18">devices.</text:span></text:p>
                </text:list-item>
                <text:list-item>
                  <text:p text:style-name="P104"><text:span text:style-name="T39">Time</text:span><text:span text:style-name="T42"> </text:span><text:span text:style-name="T39">Spent</text:span><text:span text:style-name="T43"> </text:span><text:span text:style-name="T39">Analysis:</text:span><text:span text:style-name="T43"> </text:span><text:span text:style-name="T19">Insights</text:span><text:span text:style-name="T21"> </text:span><text:span text:style-name="T19">into</text:span><text:span text:style-name="T24"> </text:span><text:span text:style-name="T19">time</text:span><text:span text:style-name="T24"> </text:span><text:span text:style-name="T19">usage</text:span><text:span text:style-name="T24"> </text:span><text:span text:style-name="T19">patterns</text:span><text:span text:style-name="T24"> </text:span><text:span text:style-name="T19">for</text:span><text:span text:style-name="T23"> </text:span><text:span text:style-name="T19">productivity</text:span><text:span text:style-name="T23"> </text:span><text:span text:style-name="T18">improvements.</text:span></text:p>
                </text:list-item>
                <text:list-item>
                  <text:p text:style-name="P104"><text:span text:style-name="T39">Customizable</text:span><text:span text:style-name="T42"> </text:span><text:span text:style-name="T39">UI:</text:span><text:span text:style-name="T44"> </text:span><text:span text:style-name="T19">Personalization</text:span><text:span text:style-name="T32"> </text:span><text:span text:style-name="T19">of</text:span><text:span text:style-name="T21"> </text:span><text:span text:style-name="T19">themes</text:span><text:span text:style-name="T23"> </text:span><text:span text:style-name="T19">and</text:span><text:span text:style-name="T23"> </text:span><text:span text:style-name="T19">layouts</text:span><text:span text:style-name="T24"> </text:span><text:span text:style-name="T19">to</text:span><text:span text:style-name="T21"> </text:span><text:span text:style-name="T19">suit</text:span><text:span text:style-name="T23"> </text:span><text:span text:style-name="T19">user</text:span><text:span text:style-name="T24"> </text:span><text:span text:style-name="T18">preferences.</text:span></text:p>
                </text:list-item>
                <text:list-item>
                  <text:p text:style-name="P97"><text:span text:style-name="T39">Review</text:span><text:span text:style-name="T41"> </text:span><text:span text:style-name="T39">and</text:span><text:span text:style-name="T44"> </text:span><text:span text:style-name="T39">Feedback</text:span><text:span text:style-name="T43"> </text:span><text:span text:style-name="T39">Collection:</text:span><text:span text:style-name="T43"> </text:span><text:span text:style-name="T19">Mechanisms</text:span><text:span text:style-name="T24"> </text:span><text:span text:style-name="T19">for</text:span><text:span text:style-name="T24"> </text:span><text:span text:style-name="T19">users</text:span><text:span text:style-name="T22"> </text:span><text:span text:style-name="T19">to</text:span><text:span text:style-name="T21"> </text:span><text:span text:style-name="T19">provide</text:span><text:span text:style-name="T21"> </text:span><text:span text:style-name="T19">feedback</text:span><text:span text:style-name="T21"> </text:span><text:span text:style-name="T19">and rate the system.</text:span></text:p>
                </text:list-item>
                <text:list-item>
                  <text:p text:style-name="P110"><text:span text:style-name="T39">Luck</text:span><text:span text:style-name="T41"> </text:span><text:span text:style-name="T39">Deciphering:</text:span><text:span text:style-name="T43"> </text:span><text:span text:style-name="T19">users</text:span><text:span text:style-name="T23"> </text:span><text:span text:style-name="T19">can</text:span><text:span text:style-name="T23"> </text:span><text:span text:style-name="T19">know</text:span><text:span text:style-name="T24"> </text:span><text:span text:style-name="T19">their</text:span><text:span text:style-name="T18"> </text:span><text:span text:style-name="T19">lucky</text:span><text:span text:style-name="T24"> </text:span><text:span text:style-name="T19">object</text:span><text:span text:style-name="T18"> </text:span><text:span text:style-name="T19">and</text:span><text:span text:style-name="T23"> </text:span><text:span text:style-name="T19">lucky</text:span><text:span text:style-name="T23"> </text:span><text:span text:style-name="T19">color</text:span><text:span text:style-name="T18"> </text:span><text:span text:style-name="T19">of</text:span><text:span text:style-name="T18"> </text:span><text:span text:style-name="T19">the</text:span><text:span text:style-name="T23"> </text:span><text:span text:style-name="T24">day.</text:span></text:p>
                </text:list-item>
                <text:list-item>
                  <text:p text:style-name="P113"><text:span text:style-name="T39">Location</text:span><text:span text:style-name="T40"> </text:span><text:span text:style-name="T39">planning:</text:span><text:span text:style-name="T46"> </text:span><text:span text:style-name="T19">select</text:span><text:span text:style-name="T18"> </text:span><text:span text:style-name="T19">location</text:span><text:span text:style-name="T24"> </text:span><text:span text:style-name="T19">for</text:span><text:span text:style-name="T24"> </text:span><text:span text:style-name="T19">an</text:span><text:span text:style-name="T23"> </text:span><text:span text:style-name="T19">event</text:span><text:span text:style-name="T18"> </text:span><text:span text:style-name="T19">and</text:span><text:span text:style-name="T24"> </text:span><text:span text:style-name="T19">find</text:span><text:span text:style-name="T23"> </text:span><text:span text:style-name="T19">the</text:span><text:span text:style-name="T21"> </text:span><text:span text:style-name="T19">best</text:span><text:span text:style-name="T18"> route.</text:span></text:p>
                </text:list-item>
                <text:list-item>
                  <text:p text:style-name="P98"><text:span text:style-name="T39">Financial</text:span><text:span text:style-name="T43"> </text:span><text:span text:style-name="T39">Analysis:</text:span><text:span text:style-name="T41"> </text:span><text:span text:style-name="T19">analyze</text:span><text:span text:style-name="T18"> </text:span><text:span text:style-name="T19">the</text:span><text:span text:style-name="T24"> </text:span><text:span text:style-name="T19">financial</text:span><text:span text:style-name="T23"> </text:span><text:span text:style-name="T19">expenses</text:span><text:span text:style-name="T24"> </text:span><text:span text:style-name="T19">done</text:span><text:span text:style-name="T24"> </text:span><text:span text:style-name="T19">by</text:span><text:span text:style-name="T24"> </text:span><text:span text:style-name="T19">the</text:span><text:span text:style-name="T24"> </text:span><text:span text:style-name="T19">user</text:span><text:span text:style-name="T21"> </text:span><text:span text:style-name="T19">over</text:span><text:span text:style-name="T23"> </text:span><text:span text:style-name="T19">a</text:span><text:span text:style-name="T21"> </text:span><text:span text:style-name="T19">period</text:span><text:span text:style-name="T18"> </text:span><text:span text:style-name="T19">of </text:span><text:span text:style-name="T24">time</text:span></text:p>
                </text:list-item>
              </text:list>
            </text:list-item>
          </text:list>
        </text:list-item>
      </text:list>
      <text:p text:style-name="P29"/>
      <text:list xml:id="list115543968602280" text:continue-numbering="true" text:style-name="WWNum2">
        <text:list-item>
          <text:list>
            <text:list-item>
              <text:h text:style-name="P62" text:outline-level="3"><text:bookmark text:name="2.3 User Classes and Characteristics"/>User<text:span text:style-name="T16"> </text:span>Classes<text:span text:style-name="T16"> </text:span>and<text:span text:style-name="T16"> </text:span><text:span text:style-name="T17">Characteristics</text:span></text:h>
              <text:list>
                <text:list-item>
                  <text:p text:style-name="P107"><text:span text:style-name="T39">Individual</text:span><text:span text:style-name="T40"> </text:span><text:span text:style-name="T39">Users:</text:span><text:span text:style-name="T44"> </text:span><text:span text:style-name="T19">People</text:span><text:span text:style-name="T23"> </text:span><text:span text:style-name="T19">managing</text:span><text:span text:style-name="T22"> </text:span><text:span text:style-name="T19">personal</text:span><text:span text:style-name="T24"> </text:span><text:span text:style-name="T19">or</text:span><text:span text:style-name="T28"> </text:span><text:span text:style-name="T19">professional</text:span><text:span text:style-name="T23"> </text:span><text:span text:style-name="T18">schedules.</text:span></text:p>
                </text:list-item>
                <text:list-item>
                  <text:p text:style-name="P99"><text:span text:style-name="T39">Teams</text:span><text:span text:style-name="T42"> </text:span><text:span text:style-name="T39">and</text:span><text:span text:style-name="T42"> </text:span><text:span text:style-name="T39">Organizations:</text:span><text:span text:style-name="T44"> </text:span><text:span text:style-name="T19">Groups</text:span><text:span text:style-name="T28"> </text:span><text:span text:style-name="T19">requiring</text:span><text:span text:style-name="T21"> </text:span><text:span text:style-name="T19">collaborative</text:span><text:span text:style-name="T21"> </text:span><text:span text:style-name="T19">scheduling</text:span><text:span text:style-name="T21"> </text:span><text:span text:style-name="T19">and event planning.</text:span></text:p>
                </text:list-item>
                <text:list-item>
                  <text:p text:style-name="P100"><text:span text:style-name="T39">Developers</text:span><text:span text:style-name="T44"> </text:span><text:span text:style-name="T39">and</text:span><text:span text:style-name="T42"> </text:span><text:span text:style-name="T39">Administrators:</text:span><text:span text:style-name="T40"> </text:span><text:span text:style-name="T19">Personnel</text:span><text:span text:style-name="T22"> </text:span><text:span text:style-name="T19">maintaining,</text:span><text:span text:style-name="T24"> </text:span><text:span text:style-name="T19">updating,</text:span><text:span text:style-name="T22"> </text:span><text:span text:style-name="T19">and</text:span><text:span text:style-name="T28"> </text:span><text:span text:style-name="T19">supporting the system.</text:span></text:p>
                </text:list-item>
              </text:list>
            </text:list-item>
            <text:list-item>
              <text:h text:style-name="P63" text:outline-level="3"><text:bookmark text:name="2.4 Operating Environment"/>Operating<text:span text:style-name="T48"> </text:span><text:span text:style-name="T17">Environment</text:span></text:h>
            </text:list-item>
          </text:list>
        </text:list-item>
      </text:list>
      <text:p text:style-name="P12"/>
      <text:p text:style-name="P6">The system will be accessible on various platforms, including web browsers, Android, and iOS devices.<text:span text:style-name="T16"> </text:span>It<text:span text:style-name="T48"> </text:span>requires<text:span text:style-name="T16"> </text:span>reliable<text:span text:style-name="T17"> </text:span>internet<text:span text:style-name="T48"> </text:span>connectivity<text:span text:style-name="T16"> </text:span>for<text:span text:style-name="T48"> </text:span>synchronization<text:span text:style-name="T17"> </text:span>with<text:span text:style-name="T50"> </text:span>external<text:span text:style-name="T50"> </text:span>services<text:span text:style-name="T16"> </text:span>and<text:span text:style-name="T50"> </text:span>a secure local backup mechanism.</text:p>
      <text:list xml:id="list115544600583409" text:continue-numbering="true" text:style-name="WWNum2">
        <text:list-item>
          <text:list>
            <text:list-item>
              <text:h text:style-name="P58" text:outline-level="3"><text:bookmark text:name="2.5 Design and Implementation Constraint"/>Design<text:span text:style-name="T49"> </text:span>and<text:span text:style-name="T48"> </text:span>Implementation<text:span text:style-name="T50"> </text:span><text:span text:style-name="T17">Constraints</text:span></text:h>
              <text:list>
                <text:list-item>
                  <text:p text:style-name="P107"><text:span text:style-name="T19">Compliance</text:span><text:span text:style-name="T23"> </text:span><text:span text:style-name="T19">with</text:span><text:span text:style-name="T24"> </text:span><text:span text:style-name="T19">privacy</text:span><text:span text:style-name="T24"> </text:span><text:span text:style-name="T19">regulations</text:span><text:span text:style-name="T18"> </text:span><text:span text:style-name="T19">such</text:span><text:span text:style-name="T24"> </text:span><text:span text:style-name="T19">as</text:span><text:span text:style-name="T22"> </text:span><text:span text:style-name="T24">GDPR.</text:span></text:p>
                </text:list-item>
                <text:list-item>
                  <text:p text:style-name="P108"><text:span text:style-name="T19">Integration</text:span><text:span text:style-name="T23"> </text:span><text:span text:style-name="T19">with</text:span><text:span text:style-name="T24"> </text:span><text:span text:style-name="T19">third-party</text:span><text:span text:style-name="T21"> </text:span><text:span text:style-name="T19">APIs</text:span><text:span text:style-name="T24"> </text:span><text:span text:style-name="T19">for</text:span><text:span text:style-name="T24"> </text:span><text:span text:style-name="T19">weather</text:span><text:span text:style-name="T23"> </text:span><text:span text:style-name="T19">updates</text:span><text:span text:style-name="T24"> </text:span><text:span text:style-name="T19">and</text:span><text:span text:style-name="T24"> </text:span><text:span text:style-name="T19">voice</text:span><text:span text:style-name="T32"> </text:span><text:span text:style-name="T18">assistance.</text:span></text:p>
                </text:list-item>
              </text:list>
            </text:list-item>
            <text:list-item>
              <text:h text:style-name="P67" text:outline-level="3"><text:bookmark text:name="2.6 User Documentation"/>User<text:span text:style-name="T17"> Documentation</text:span></text:h>
            </text:list-item>
          </text:list>
        </text:list-item>
      </text:list>
      <text:p text:style-name="P14"/>
      <text:p text:style-name="P5">Comprehensive<text:span text:style-name="T17"> </text:span>user<text:span text:style-name="T16"> </text:span>manuals,<text:span text:style-name="T16"> </text:span>FAQs,<text:span text:style-name="T16"> </text:span>and<text:span text:style-name="T50"> </text:span>online<text:span text:style-name="T17"> </text:span>tutorials<text:span text:style-name="T16"> </text:span>will<text:span text:style-name="T17"> </text:span>be<text:span text:style-name="T50"> </text:span>provided<text:span text:style-name="T17"> </text:span>to<text:span text:style-name="T49"> </text:span>ensure<text:span text:style-name="T50"> </text:span>smooth adoption of the system.</text:p>
      <text:list xml:id="list115545102940411" text:continue-numbering="true" text:style-name="WWNum2">
        <text:list-item>
          <text:list>
            <text:list-item>
              <text:h text:style-name="P58" text:outline-level="3"><text:bookmark text:name="2.7 Assumptions and Dependencies"/>Assumptions<text:span text:style-name="T50"> </text:span>and<text:span text:style-name="T50"> </text:span><text:span text:style-name="T17">Dependencies</text:span></text:h>
              <text:list>
                <text:list-item>
                  <text:p text:style-name="P101"><text:span text:style-name="T19">Users</text:span><text:span text:style-name="T24"> </text:span><text:span text:style-name="T19">will</text:span><text:span text:style-name="T18"> </text:span><text:span text:style-name="T19">have</text:span><text:span text:style-name="T24"> </text:span><text:span text:style-name="T19">access</text:span><text:span text:style-name="T24"> </text:span><text:span text:style-name="T19">to</text:span><text:span text:style-name="T21"> </text:span><text:span text:style-name="T19">internet-enabled</text:span><text:span text:style-name="T18"> devices.</text:span></text:p>
                </text:list-item>
                <text:list-item>
                  <text:p text:style-name="P102"><text:span text:style-name="T19">Availability</text:span><text:span text:style-name="T24"> </text:span><text:span text:style-name="T19">of</text:span><text:span text:style-name="T24"> </text:span><text:span text:style-name="T19">APIs</text:span><text:span text:style-name="T24"> </text:span><text:span text:style-name="T19">for</text:span><text:span text:style-name="T21"> </text:span><text:span text:style-name="T19">weather</text:span><text:span text:style-name="T23"> </text:span><text:span text:style-name="T19">forecasting</text:span><text:span text:style-name="T23"> </text:span><text:span text:style-name="T19">and</text:span><text:span text:style-name="T24"> </text:span><text:span text:style-name="T19">voice</text:span><text:span text:style-name="T23"> </text:span><text:span text:style-name="T18">assistance.</text:span></text:p>
                </text:list-item>
              </text:list>
            </text:list-item>
          </text:list>
        </text:list-item>
      </text:list>
      <text:p text:style-name="P35"/>
      <text:list xml:id="list115544543460695" text:continue-numbering="true" text:style-name="WWNum2">
        <text:list-item>
          <text:h text:style-name="P51" text:outline-level="2"><text:bookmark text:name="3. System Features"/>System<text:span text:style-name="T50"> </text:span><text:span text:style-name="T17">Features</text:span></text:h>
          <text:list>
            <text:list-item>
              <text:h text:style-name="P60" text:outline-level="3"><text:bookmark text:name="3.1 Calendar Dashboard"/>Calendar<text:span text:style-name="T48"> </text:span><text:span text:style-name="T17">Dashboard</text:span></text:h>
              <text:list>
                <text:list-item>
                  <text:p text:style-name="P103"><text:span text:style-name="T19">Centralized</text:span><text:span text:style-name="T21"> </text:span><text:span text:style-name="T19">view</text:span><text:span text:style-name="T21"> </text:span><text:span text:style-name="T19">of</text:span><text:span text:style-name="T24"> </text:span><text:span text:style-name="T19">daily,</text:span><text:span text:style-name="T23"> </text:span><text:span text:style-name="T19">weekly,</text:span><text:span text:style-name="T18"> </text:span><text:span text:style-name="T19">and</text:span><text:span text:style-name="T24"> </text:span><text:span text:style-name="T19">monthly</text:span><text:span text:style-name="T23"> </text:span><text:span text:style-name="T18">schedules.</text:span></text:p>
                </text:list-item>
                <text:list-item>
                  <text:p text:style-name="P102"><text:span text:style-name="T19">Color-coded</text:span><text:span text:style-name="T28"> </text:span><text:span text:style-name="T19">events</text:span><text:span text:style-name="T24"> </text:span><text:span text:style-name="T19">and</text:span><text:span text:style-name="T24"> </text:span><text:span text:style-name="T19">reminders</text:span><text:span text:style-name="T23"> </text:span><text:span text:style-name="T19">for</text:span><text:span text:style-name="T21"> </text:span><text:span text:style-name="T19">better</text:span><text:span text:style-name="T21"> </text:span><text:span text:style-name="T18">visualization.</text:span></text:p>
                </text:list-item>
              </text:list>
            </text:list-item>
            <text:list-item>
              <text:h text:style-name="P68" text:outline-level="3"><text:bookmark text:name="3.2 Easy Event Creation"/>Easy<text:span text:style-name="T50"> </text:span>Event<text:span text:style-name="T17"> Creation</text:span></text:h>
              <text:list>
                <text:list-item>
                  <text:p text:style-name="P107"><text:span text:style-name="T19">Predefined</text:span><text:span text:style-name="T22"> </text:span><text:span text:style-name="T19">templates</text:span><text:span text:style-name="T24"> </text:span><text:span text:style-name="T19">for</text:span><text:span text:style-name="T21"> </text:span><text:span text:style-name="T19">recurring</text:span><text:span text:style-name="T24"> </text:span><text:span text:style-name="T18">events.</text:span></text:p>
                </text:list-item>
                <text:list-item>
                  <text:p text:style-name="P108"><text:span text:style-name="T19">Options</text:span><text:span text:style-name="T18"> </text:span><text:span text:style-name="T19">to</text:span><text:span text:style-name="T23"> </text:span><text:span text:style-name="T19">attach</text:span><text:span text:style-name="T18"> </text:span><text:span text:style-name="T19">files</text:span><text:span text:style-name="T18"> </text:span><text:span text:style-name="T19">or</text:span><text:span text:style-name="T23"> </text:span><text:span text:style-name="T19">notes</text:span><text:span text:style-name="T23"> </text:span><text:span text:style-name="T19">to</text:span><text:span text:style-name="T24"> </text:span><text:span text:style-name="T18">events.</text:span></text:p>
                </text:list-item>
              </text:list>
            </text:list-item>
            <text:list-item>
              <text:h text:style-name="P67" text:outline-level="3"><text:bookmark text:name="3.3 Smart Reminders and Notifications"/>Smart<text:span text:style-name="T50"> </text:span>Reminders<text:span text:style-name="T16"> </text:span>and<text:span text:style-name="T16"> </text:span><text:span text:style-name="T17">Notifications</text:span></text:h>
              <text:list>
                <text:list-item>
                  <text:p text:style-name="P103"><text:span text:style-name="T19">Adaptive</text:span><text:span text:style-name="T24"> </text:span><text:span text:style-name="T19">reminders</text:span><text:span text:style-name="T23"> </text:span><text:span text:style-name="T19">based</text:span><text:span text:style-name="T24"> </text:span><text:span text:style-name="T19">on</text:span><text:span text:style-name="T23"> </text:span><text:span text:style-name="T19">user</text:span><text:span text:style-name="T21"> </text:span><text:span text:style-name="T19">activity</text:span><text:span text:style-name="T23"> </text:span><text:span text:style-name="T19">and</text:span><text:span text:style-name="T23"> </text:span><text:span text:style-name="T18">location.</text:span></text:p>
                </text:list-item>
                <text:list-item>
                  <text:p text:style-name="P102"><text:span text:style-name="T19">Multi-channel</text:span><text:span text:style-name="T28"> </text:span><text:span text:style-name="T19">notifications</text:span><text:span text:style-name="T23"> </text:span><text:span text:style-name="T19">(email,</text:span><text:span text:style-name="T21"> </text:span><text:span text:style-name="T19">SMS,</text:span><text:span text:style-name="T21"> </text:span><text:span text:style-name="T18">push).</text:span></text:p>
                </text:list-item>
              </text:list>
            </text:list-item>
            <text:list-item>
              <text:h text:style-name="P68" text:outline-level="3"><text:bookmark text:name="3.4 Smart Search and Filters"/>Smart<text:span text:style-name="T50"> </text:span>Search<text:span text:style-name="T15"> </text:span>and<text:span text:style-name="T17"> Filters</text:span></text:h>
              <text:list>
                <text:list-item>
                  <text:p text:style-name="P107"><text:span text:style-name="T19">Keyword</text:span><text:span text:style-name="T24"> </text:span><text:span text:style-name="T19">search</text:span><text:span text:style-name="T24"> </text:span><text:span text:style-name="T19">for</text:span><text:span text:style-name="T23"> </text:span><text:span text:style-name="T18">events.</text:span></text:p>
                </text:list-item>
                <text:list-item>
                  <text:p text:style-name="P108"><text:span text:style-name="T19">Filters</text:span><text:span text:style-name="T23"> </text:span><text:span text:style-name="T19">by</text:span><text:span text:style-name="T24"> </text:span><text:span text:style-name="T19">date,</text:span><text:span text:style-name="T24"> </text:span><text:span text:style-name="T19">category,</text:span><text:span text:style-name="T23"> </text:span><text:span text:style-name="T19">or</text:span><text:span text:style-name="T18"> priority.</text:span></text:p>
                </text:list-item>
              </text:list>
            </text:list-item>
            <text:list-item>
              <text:h text:style-name="P67" text:outline-level="3"><text:bookmark text:name="3.5 Secure Local Backup"/>Secure<text:span text:style-name="T50"> </text:span>Local<text:span text:style-name="T16"> </text:span><text:span text:style-name="T17">Backup</text:span></text:h>
              <text:list>
                <text:list-item>
                  <text:p text:style-name="P85"><text:span text:style-name="T19">Encrypted</text:span><text:span text:style-name="T28"> </text:span><text:span text:style-name="T19">local</text:span><text:span text:style-name="T21"> </text:span><text:span text:style-name="T19">backups</text:span><text:span text:style-name="T21"> </text:span><text:span text:style-name="T19">with</text:span><text:span text:style-name="T24"> </text:span><text:span text:style-name="T19">automated</text:span><text:span text:style-name="T24"> </text:span><text:span text:style-name="T18">scheduling.</text:span></text:p>
                </text:list-item>
              </text:list>
            </text:list-item>
            <text:list-item>
              <text:h text:style-name="P64" text:outline-level="3"><text:bookmark text:name="3.6 Smart Planning with Weather Forecast"/>Smart<text:span text:style-name="T48"> </text:span>Planning<text:span text:style-name="T16"> </text:span>with<text:span text:style-name="T16"> </text:span>Weather<text:span text:style-name="T50"> </text:span><text:span text:style-name="T17">Forecasting</text:span></text:h>
              <text:list>
                <text:list-item>
                  <text:p text:style-name="P103"><text:span text:style-name="T19">Integration</text:span><text:span text:style-name="T23"> </text:span><text:span text:style-name="T19">with</text:span><text:span text:style-name="T24"> </text:span><text:span text:style-name="T19">weather</text:span><text:span text:style-name="T23"> </text:span><text:span text:style-name="T19">APIs</text:span><text:span text:style-name="T23"> </text:span><text:span text:style-name="T19">for</text:span><text:span text:style-name="T21"> </text:span><text:span text:style-name="T19">event</text:span><text:span text:style-name="T18"> planning.</text:span></text:p>
                </text:list-item>
                <text:list-item>
                  <text:p text:style-name="P114"><text:span text:style-name="T19">Alerts</text:span><text:span text:style-name="T22"> </text:span><text:span text:style-name="T19">for</text:span><text:span text:style-name="T21"> </text:span><text:span text:style-name="T19">weather-based</text:span><text:span text:style-name="T24"> </text:span><text:span text:style-name="T19">event</text:span><text:span text:style-name="T23"> </text:span><text:span text:style-name="T18">adjustments.</text:span></text:p>
                </text:list-item>
              </text:list>
            </text:list-item>
          </text:list>
        </text:list-item>
      </text:list>
      <text:p text:style-name="P42"><text:bookmark text:name="3.7 Voice-Assisted Guiding Companion"/>•</text:p>
      <text:list xml:id="list115545557556893" text:continue-numbering="true" text:style-name="WWNum2">
        <text:list-item>
          <text:list>
            <text:list-item>
              <text:h text:style-name="P74" text:outline-level="3"><text:span text:style-name="T17">Voice-Assisted</text:span><text:span text:style-name="T16"> </text:span><text:span text:style-name="T17">Guiding Companion</text:span></text:h>
              <text:list>
                <text:list-item>
                  <text:p text:style-name="P109"><text:span text:style-name="T19">Voice</text:span><text:span text:style-name="T24"> </text:span><text:span text:style-name="T19">commands</text:span><text:span text:style-name="T23"> </text:span><text:span text:style-name="T19">for</text:span><text:span text:style-name="T23"> </text:span><text:span text:style-name="T19">event</text:span><text:span text:style-name="T24"> </text:span><text:span text:style-name="T19">creation</text:span><text:span text:style-name="T24"> </text:span><text:span text:style-name="T19">and</text:span><text:span text:style-name="T23"> </text:span><text:span text:style-name="T18">navigation.</text:span></text:p>
                </text:list-item>
                <text:list-item>
                  <text:p text:style-name="P108"><text:span text:style-name="T19">Real-time</text:span><text:span text:style-name="T24"> </text:span><text:span text:style-name="T19">responses</text:span><text:span text:style-name="T24"> </text:span><text:span text:style-name="T19">to</text:span><text:span text:style-name="T21"> </text:span><text:span text:style-name="T18">queries.</text:span></text:p>
                </text:list-item>
              </text:list>
            </text:list-item>
            <text:list-item>
              <text:h text:style-name="P69" text:outline-level="3"><text:bookmark text:name="3.8 Alarm and Clock Integration"/>Alarm<text:span text:style-name="T50"> </text:span>and<text:span text:style-name="T17"> </text:span>Clock<text:span text:style-name="T17"> Integration</text:span></text:h>
              <text:list>
                <text:list-item>
                  <text:p text:style-name="P109"><text:span text:style-name="T19">Synchronization</text:span><text:span text:style-name="T23"> </text:span><text:span text:style-name="T19">with</text:span><text:span text:style-name="T24"> </text:span><text:span text:style-name="T19">alarms</text:span><text:span text:style-name="T22"> </text:span><text:span text:style-name="T19">and</text:span><text:span text:style-name="T24"> </text:span><text:span text:style-name="T19">world</text:span><text:span text:style-name="T18"> clocks.</text:span></text:p>
                </text:list-item>
                <text:list-item>
                  <text:p text:style-name="P108"><text:span text:style-name="T19">Customizable</text:span><text:span text:style-name="T23"> </text:span><text:span text:style-name="T19">alarm</text:span><text:span text:style-name="T21"> </text:span><text:span text:style-name="T19">tones</text:span><text:span text:style-name="T21"> </text:span><text:span text:style-name="T19">for</text:span><text:span text:style-name="T23"> </text:span><text:span text:style-name="T19">event</text:span><text:span text:style-name="T21"> </text:span><text:span text:style-name="T18">reminders.</text:span></text:p>
                </text:list-item>
              </text:list>
            </text:list-item>
            <text:list-item>
              <text:h text:style-name="P69" text:outline-level="3"><text:bookmark text:name="3.9 Time Spent Analysis"/>Time<text:span text:style-name="T50"> </text:span>Spent<text:span text:style-name="T17"> Analysis</text:span></text:h>
              <text:list>
                <text:list-item>
                  <text:p text:style-name="P103"><text:span text:style-name="T19">Graphical</text:span><text:span text:style-name="T23"> </text:span><text:span text:style-name="T19">reports</text:span><text:span text:style-name="T21"> </text:span><text:span text:style-name="T19">of</text:span><text:span text:style-name="T23"> </text:span><text:span text:style-name="T19">time</text:span><text:span text:style-name="T23"> </text:span><text:span text:style-name="T19">spent</text:span><text:span text:style-name="T23"> </text:span><text:span text:style-name="T19">on</text:span><text:span text:style-name="T24"> </text:span><text:span text:style-name="T19">different</text:span><text:span text:style-name="T32"> </text:span><text:span text:style-name="T18">activities.</text:span></text:p>
                </text:list-item>
                <text:list-item>
                  <text:p text:style-name="P102"><text:span text:style-name="T19">Suggestions</text:span><text:span text:style-name="T24"> </text:span><text:span text:style-name="T19">for</text:span><text:span text:style-name="T24"> </text:span><text:span text:style-name="T19">better</text:span><text:span text:style-name="T24"> </text:span><text:span text:style-name="T19">time</text:span><text:span text:style-name="T23"> </text:span><text:span text:style-name="T18">management.</text:span></text:p>
                </text:list-item>
              </text:list>
            </text:list-item>
            <text:list-item>
              <text:h text:style-name="P71" text:outline-level="3"><text:bookmark text:name="3.10 Customizable UI"/>Customizable<text:span text:style-name="T52"> </text:span><text:span text:style-name="T48">UI</text:span></text:h>
              <text:list>
                <text:list-item>
                  <text:p text:style-name="P107"><text:span text:style-name="T19">Multiple</text:span><text:span text:style-name="T24"> </text:span><text:span text:style-name="T19">themes</text:span><text:span text:style-name="T23"> </text:span><text:span text:style-name="T19">and</text:span><text:span text:style-name="T24"> </text:span><text:span text:style-name="T19">layout</text:span><text:span text:style-name="T18"> options.</text:span></text:p>
                </text:list-item>
                <text:list-item>
                  <text:p text:style-name="P108"><text:span text:style-name="T19">Drag-and-drop</text:span><text:span text:style-name="T28"> </text:span><text:span text:style-name="T18">customization.</text:span></text:p>
                </text:list-item>
              </text:list>
            </text:list-item>
            <text:list-item>
              <text:h text:style-name="P72" text:outline-level="3"><text:bookmark text:name="3.11 Review and Feedback Collection"/>Review<text:span text:style-name="T49"> </text:span>and<text:span text:style-name="T50"> </text:span>Feedback<text:span text:style-name="T17"> Collection</text:span></text:h>
              <text:list>
                <text:list-item>
                  <text:p text:style-name="P103"><text:span text:style-name="T19">User</text:span><text:span text:style-name="T24"> </text:span><text:span text:style-name="T19">feedback</text:span><text:span text:style-name="T24"> </text:span><text:span text:style-name="T19">forms</text:span><text:span text:style-name="T24"> </text:span><text:span text:style-name="T19">for</text:span><text:span text:style-name="T21"> </text:span><text:span text:style-name="T19">continuous</text:span><text:span text:style-name="T18"> improvement.</text:span></text:p>
                </text:list-item>
                <text:list-item>
                  <text:p text:style-name="P102"><text:span text:style-name="T19">Analytics</text:span><text:span text:style-name="T23"> </text:span><text:span text:style-name="T19">on</text:span><text:span text:style-name="T24"> </text:span><text:span text:style-name="T19">user</text:span><text:span text:style-name="T18"> </text:span><text:span text:style-name="T19">ratings</text:span><text:span text:style-name="T23"> </text:span><text:span text:style-name="T19">and</text:span><text:span text:style-name="T23"> </text:span><text:span text:style-name="T18">reviews.</text:span></text:p>
                </text:list-item>
              </text:list>
            </text:list-item>
          </text:list>
        </text:list-item>
      </text:list>
      <text:p text:style-name="P28"/>
      <text:list xml:id="list115543954097191" text:continue-numbering="true" text:style-name="WWNum2">
        <text:list-item>
          <text:list>
            <text:list-item>
              <text:h text:style-name="P73" text:outline-level="3">Luck<text:span text:style-name="T16"> </text:span><text:span text:style-name="T17">Deciphering</text:span></text:h>
            </text:list-item>
          </text:list>
        </text:list-item>
      </text:list>
      <text:p text:style-name="P15"/>
      <text:list xml:id="list115545151061778" text:continue-numbering="true" text:style-name="WWNum2">
        <text:list-item>
          <text:list>
            <text:list-item>
              <text:list>
                <text:list-item>
                  <text:p text:style-name="P108"><text:span text:style-name="T19">Decipher</text:span><text:span text:style-name="T32"> </text:span><text:span text:style-name="T19">user’s</text:span><text:span text:style-name="T24"> </text:span><text:span text:style-name="T19">luck</text:span><text:span text:style-name="T24"> </text:span><text:span text:style-name="T19">for</text:span><text:span text:style-name="T23"> </text:span><text:span text:style-name="T19">the</text:span><text:span text:style-name="T23"> </text:span><text:span text:style-name="T24">day.</text:span></text:p>
                </text:list-item>
                <text:list-item>
                  <text:p text:style-name="P108"><text:span text:style-name="T19">Get</text:span><text:span text:style-name="T23"> </text:span><text:span text:style-name="T19">suggestions</text:span><text:span text:style-name="T23"> </text:span><text:span text:style-name="T19">on</text:span><text:span text:style-name="T23"> </text:span><text:span text:style-name="T19">your</text:span><text:span text:style-name="T18"> </text:span><text:span text:style-name="T19">lucky</text:span><text:span text:style-name="T23"> </text:span><text:span text:style-name="T19">object</text:span><text:span text:style-name="T18"> </text:span><text:span text:style-name="T19">and</text:span><text:span text:style-name="T23"> </text:span><text:span text:style-name="T19">color</text:span><text:span text:style-name="T18"> </text:span><text:span text:style-name="T19">of</text:span><text:span text:style-name="T24"> </text:span><text:span text:style-name="T19">the</text:span><text:span text:style-name="T23"> </text:span><text:span text:style-name="T21">day</text:span></text:p>
                </text:list-item>
              </text:list>
            </text:list-item>
          </text:list>
        </text:list-item>
      </text:list>
      <text:p text:style-name="P28"/>
      <text:list xml:id="list115545604408078" text:continue-numbering="true" text:style-name="WWNum2">
        <text:list-item>
          <text:list>
            <text:list-item>
              <text:h text:style-name="P73" text:outline-level="3">Location<text:span text:style-name="T48"> </text:span><text:span text:style-name="T17">Planning</text:span></text:h>
            </text:list-item>
          </text:list>
        </text:list-item>
      </text:list>
      <text:p text:style-name="P15"/>
      <text:list xml:id="list115544358016100" text:continue-numbering="true" text:style-name="WWNum2">
        <text:list-item>
          <text:list>
            <text:list-item>
              <text:list>
                <text:list-item>
                  <text:p text:style-name="P111"><text:span text:style-name="T19">Select location</text:span><text:span text:style-name="T23"> </text:span><text:span text:style-name="T19">for</text:span><text:span text:style-name="T24"> </text:span><text:span text:style-name="T19">an</text:span><text:span text:style-name="T23"> </text:span><text:span text:style-name="T19">event</text:span><text:span text:style-name="T32"> </text:span><text:span text:style-name="T19">and</text:span><text:span text:style-name="T23"> </text:span><text:span text:style-name="T19">find</text:span><text:span text:style-name="T23"> </text:span><text:span text:style-name="T19">the</text:span><text:span text:style-name="T21"> </text:span><text:span text:style-name="T19">best</text:span><text:span text:style-name="T32"> </text:span><text:span text:style-name="T18">route.</text:span></text:p>
                </text:list-item>
                <text:list-item>
                  <text:p text:style-name="P111"><text:span text:style-name="T19">Real-time</text:span><text:span text:style-name="T21"> </text:span><text:span text:style-name="T19">integration</text:span><text:span text:style-name="T23"> </text:span><text:span text:style-name="T19">with</text:span><text:span text:style-name="T24"> </text:span><text:span text:style-name="T18">maps.</text:span></text:p>
                </text:list-item>
              </text:list>
            </text:list-item>
          </text:list>
        </text:list-item>
      </text:list>
      <text:p text:style-name="P36"/>
      <text:list xml:id="list115544784597814" text:continue-numbering="true" text:style-name="WWNum2">
        <text:list-item>
          <text:list>
            <text:list-item>
              <text:h text:style-name="P73" text:outline-level="3">Financial<text:span text:style-name="T53"> </text:span><text:span text:style-name="T17">Analysis</text:span></text:h>
            </text:list-item>
          </text:list>
        </text:list-item>
      </text:list>
      <text:p text:style-name="P16"/>
      <text:list xml:id="list115544187225383" text:continue-numbering="true" text:style-name="WWNum2">
        <text:list-item>
          <text:list>
            <text:list-item>
              <text:list>
                <text:list-item>
                  <text:p text:style-name="P112"><text:span text:style-name="T19">Analyze</text:span><text:span text:style-name="T24"> </text:span><text:span text:style-name="T19">the</text:span><text:span text:style-name="T23"> </text:span><text:span text:style-name="T19">financial</text:span><text:span text:style-name="T18"> </text:span><text:span text:style-name="T19">expenses</text:span><text:span text:style-name="T23"> </text:span><text:span text:style-name="T19">done</text:span><text:span text:style-name="T23"> </text:span><text:span text:style-name="T19">by</text:span><text:span text:style-name="T23"> </text:span><text:span text:style-name="T19">the</text:span><text:span text:style-name="T23"> </text:span><text:span text:style-name="T19">user</text:span><text:span text:style-name="T24"> </text:span><text:span text:style-name="T19">over</text:span><text:span text:style-name="T18"> </text:span><text:span text:style-name="T19">a</text:span><text:span text:style-name="T23"> </text:span><text:span text:style-name="T19">period</text:span><text:span text:style-name="T23"> </text:span><text:span text:style-name="T19">of</text:span><text:span text:style-name="T24"> </text:span><text:span text:style-name="T18">time.</text:span></text:p>
                </text:list-item>
                <text:list-item>
                  <text:p text:style-name="P112"><text:span text:style-name="T19">Predict</text:span><text:span text:style-name="T24"> </text:span><text:span text:style-name="T19">profit-loss</text:span><text:span text:style-name="T23"> </text:span><text:span text:style-name="T19">for</text:span><text:span text:style-name="T23"> </text:span><text:span text:style-name="T19">the</text:span><text:span text:style-name="T24"> </text:span><text:span text:style-name="T18">user.</text:span>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P37"/>
      <text:list xml:id="list115545023629263" text:continue-numbering="true" text:style-name="WWNum2">
        <text:list-item>
          <text:h text:style-name="P51" text:outline-level="2"><text:bookmark text:name="4. External Interface Requirements"/>External<text:span text:style-name="T48"> </text:span>Interface<text:span text:style-name="T16"> </text:span><text:span text:style-name="T17">Requirements</text:span></text:h>
          <text:list>
            <text:list-item>
              <text:h text:style-name="P65" text:outline-level="3"><text:bookmark text:name="4.1 User Interfaces"/>User<text:span text:style-name="T17"> Interfaces</text:span></text:h>
              <text:list>
                <text:list-item>
                  <text:p text:style-name="P103"><text:span text:style-name="T19">Intuitive</text:span><text:span text:style-name="T23"> </text:span><text:span text:style-name="T19">web</text:span><text:span text:style-name="T18"> </text:span><text:span text:style-name="T19">and</text:span><text:span text:style-name="T24"> </text:span><text:span text:style-name="T19">mobile</text:span><text:span text:style-name="T23"> </text:span><text:span text:style-name="T18">interfaces.</text:span></text:p>
                </text:list-item>
                <text:list-item>
                  <text:p text:style-name="P102"><text:span text:style-name="T19">Voice</text:span><text:span text:style-name="T21"> </text:span><text:span text:style-name="T19">interface</text:span><text:span text:style-name="T24"> </text:span><text:span text:style-name="T19">for</text:span><text:span text:style-name="T23"> </text:span><text:span text:style-name="T19">hands-free</text:span><text:span text:style-name="T22"> </text:span><text:span text:style-name="T18">interaction.</text:span></text:p>
                </text:list-item>
              </text:list>
            </text:list-item>
            <text:list-item>
              <text:h text:style-name="P68" text:outline-level="3"><text:bookmark text:name="4.2 Hardware Interfaces"/>Hardware<text:span text:style-name="T50"> </text:span><text:span text:style-name="T17">Interfaces</text:span></text:h>
              <text:list>
                <text:list-item>
                  <text:p text:style-name="P86"><text:span text:style-name="T19">Integration</text:span><text:span text:style-name="T28"> </text:span><text:span text:style-name="T19">with</text:span><text:span text:style-name="T21"> </text:span><text:span text:style-name="T19">smartphones,</text:span><text:span text:style-name="T24"> </text:span><text:span text:style-name="T19">smartwatches,</text:span><text:span text:style-name="T23"> </text:span><text:span text:style-name="T19">and</text:span><text:span text:style-name="T22"> </text:span><text:span text:style-name="T19">IoT</text:span><text:span text:style-name="T22"> </text:span><text:span text:style-name="T18">devices.</text:span></text:p>
                </text:list-item>
              </text:list>
            </text:list-item>
            <text:list-item>
              <text:h text:style-name="P68" text:outline-level="3"><text:bookmark text:name="4.3 Software Interfaces"/>Software<text:span text:style-name="T49"> </text:span><text:span text:style-name="T17">Interfaces</text:span></text:h>
              <text:list>
                <text:list-item>
                  <text:p text:style-name="P107"><text:span text:style-name="T19">APIs</text:span><text:span text:style-name="T21"> </text:span><text:span text:style-name="T19">for</text:span><text:span text:style-name="T24"> </text:span><text:span text:style-name="T19">weather,</text:span><text:span text:style-name="T21"> </text:span><text:span text:style-name="T19">voice</text:span><text:span text:style-name="T23"> </text:span><text:span text:style-name="T19">assistance,</text:span><text:span text:style-name="T23"> </text:span><text:span text:style-name="T19">and</text:span><text:span text:style-name="T21"> </text:span><text:span text:style-name="T19">third-party</text:span><text:span text:style-name="T23"> </text:span><text:span text:style-name="T18">integrations.</text:span></text:p>
                </text:list-item>
                <text:list-item>
                  <text:p text:style-name="P108"><text:span text:style-name="T19">Cloud</text:span><text:span text:style-name="T18"> </text:span><text:span text:style-name="T19">and</text:span><text:span text:style-name="T23"> </text:span><text:span text:style-name="T19">local</text:span><text:span text:style-name="T24"> </text:span><text:span text:style-name="T19">storage</text:span><text:span text:style-name="T23"> </text:span><text:span text:style-name="T19">systems</text:span><text:span text:style-name="T18"> </text:span><text:span text:style-name="T19">for</text:span><text:span text:style-name="T18"> </text:span><text:span text:style-name="T19">data</text:span><text:span text:style-name="T21"> </text:span><text:span text:style-name="T18">management.</text:span></text:p>
                </text:list-item>
              </text:list>
            </text:list-item>
            <text:list-item>
              <text:h text:style-name="P66" text:outline-level="3"><text:bookmark text:name="4.4 Communications Interfaces"/>Communications<text:span text:style-name="T53"> </text:span><text:span text:style-name="T17">Interfaces</text:span></text:h>
              <text:list>
                <text:list-item>
                  <text:p text:style-name="P103"><text:span text:style-name="T19">Secure</text:span><text:span text:style-name="T28"> </text:span><text:span text:style-name="T19">communication</text:span><text:span text:style-name="T24"> </text:span><text:span text:style-name="T19">protocols</text:span><text:span text:style-name="T22"> </text:span><text:span text:style-name="T19">(HTTPS,</text:span><text:span text:style-name="T21"> </text:span><text:span text:style-name="T18">SSL).</text:span></text:p>
                </text:list-item>
                <text:list-item>
                  <text:p text:style-name="P102"><text:span text:style-name="T19">Support</text:span><text:span text:style-name="T18"> </text:span><text:span text:style-name="T19">for</text:span><text:span text:style-name="T18"> </text:span><text:span text:style-name="T19">email</text:span><text:span text:style-name="T23"> </text:span><text:span text:style-name="T19">and</text:span><text:span text:style-name="T23"> </text:span><text:span text:style-name="T19">SMS</text:span><text:span text:style-name="T18"> services.</text:span></text:p>
                </text:list-item>
              </text:list>
            </text:list-item>
          </text:list>
        </text:list-item>
      </text:list>
      <text:p text:style-name="P38"/>
      <text:list xml:id="list115544137342975" text:continue-numbering="true" text:style-name="WWNum2">
        <text:list-item>
          <text:h text:style-name="P51" text:outline-level="2"><text:bookmark text:name="5. Other Non-functional Requirements"/>Other<text:span text:style-name="T49"> </text:span>Non-functional<text:span text:style-name="T16"> </text:span><text:span text:style-name="T17">Requirements</text:span></text:h>
          <text:list>
            <text:list-item>
              <text:h text:style-name="P70" text:outline-level="3"><text:bookmark text:name="5.1 Performance Requirements"/>Performance<text:span text:style-name="T48"> </text:span><text:span text:style-name="T17">Requirements</text:span></text:h>
              <text:list>
                <text:list-item>
                  <text:p text:style-name="P86"><text:span text:style-name="T19">Support</text:span><text:span text:style-name="T18"> </text:span><text:span text:style-name="T19">up</text:span><text:span text:style-name="T23"> </text:span><text:span text:style-name="T19">to</text:span><text:span text:style-name="T21"> </text:span><text:span text:style-name="T19">10,000</text:span><text:span text:style-name="T23"> </text:span><text:span text:style-name="T19">concurrent</text:span><text:span text:style-name="T32"> </text:span><text:span text:style-name="T19">users</text:span><text:span text:style-name="T24"> </text:span><text:span text:style-name="T19">with</text:span><text:span text:style-name="T23"> </text:span><text:span text:style-name="T19">a</text:span><text:span text:style-name="T23"> </text:span><text:span text:style-name="T19">response</text:span><text:span text:style-name="T18"> </text:span><text:span text:style-name="T19">time</text:span><text:span text:style-name="T18"> </text:span><text:span text:style-name="T19">of</text:span><text:span text:style-name="T18"> </text:span><text:span text:style-name="T19">under</text:span><text:span text:style-name="T18"> </text:span><text:span text:style-name="T19">2</text:span><text:span text:style-name="T24"> </text:span><text:span text:style-name="T18">seconds.</text:span></text:p>
                </text:list-item>
              </text:list>
            </text:list-item>
            <text:list-item>
              <text:h text:style-name="P68" text:outline-level="3"><text:bookmark text:name="5.2 Availability Requirements"/><text:span text:style-name="T17">Availability</text:span><text:span text:style-name="T16"> </text:span><text:span text:style-name="T17">Requirements</text:span></text:h>
              <text:list>
                <text:list-item>
                  <text:p text:style-name="P86"><text:span text:style-name="T19">99.9%</text:span><text:span text:style-name="T24"> </text:span><text:span text:style-name="T19">uptime</text:span><text:span text:style-name="T23"> </text:span><text:span text:style-name="T18">guarantee.</text:span></text:p>
                </text:list-item>
              </text:list>
            </text:list-item>
            <text:list-item>
              <text:h text:style-name="P68" text:outline-level="3"><text:bookmark text:name="5.3 Security Requirements"/>Security<text:span text:style-name="T52"> </text:span><text:span text:style-name="T17">Requirements</text:span></text:h>
              <text:list>
                <text:list-item>
                  <text:p text:style-name="P107"><text:span text:style-name="T19">Multi-factor</text:span><text:span text:style-name="T22"> </text:span><text:span text:style-name="T19">authentication</text:span><text:span text:style-name="T21"> </text:span><text:span text:style-name="T19">for</text:span><text:span text:style-name="T21"> </text:span><text:span text:style-name="T19">user</text:span><text:span text:style-name="T22"> </text:span><text:span text:style-name="T18">accounts.</text:span></text:p>
                </text:list-item>
                <text:list-item>
                  <text:p text:style-name="P108"><text:span text:style-name="T19">Data</text:span><text:span text:style-name="T21"> </text:span><text:span text:style-name="T19">encryption</text:span><text:span text:style-name="T24"> </text:span><text:span text:style-name="T19">for</text:span><text:span text:style-name="T24"> </text:span><text:span text:style-name="T19">sensitive</text:span><text:span text:style-name="T24"> </text:span><text:span text:style-name="T18">information.</text:span></text:p>
                </text:list-item>
              </text:list>
            </text:list-item>
            <text:list-item>
              <text:h text:style-name="P67" text:outline-level="3"><text:bookmark text:name="5.4 Reliability Requirements"/>Reliability<text:span text:style-name="T1"> </text:span><text:span text:style-name="T17">Requirements</text:span></text:h>
              <text:list>
                <text:list-item>
                  <text:p text:style-name="P85"><text:span text:style-name="T19">Regular</text:span><text:span text:style-name="T24"> </text:span><text:span text:style-name="T19">system</text:span><text:span text:style-name="T21"> </text:span><text:span text:style-name="T19">backups</text:span><text:span text:style-name="T21"> </text:span><text:span text:style-name="T19">and</text:span><text:span text:style-name="T21"> </text:span><text:span text:style-name="T19">failover</text:span><text:span text:style-name="T23"> </text:span><text:span text:style-name="T18">mechanisms.</text:span></text:p>
                </text:list-item>
              </text:list>
            </text:list-item>
            <text:list-item>
              <text:h text:style-name="P67" text:outline-level="3"><text:bookmark text:name="5.5 Usability Requirements"/>Usability<text:span text:style-name="T49"> </text:span><text:span text:style-name="T17">Requirements</text:span></text:h>
              <text:list>
                <text:list-item>
                  <text:p text:style-name="P85"><text:span text:style-name="T19">Intuitive</text:span><text:span text:style-name="T28"> </text:span><text:span text:style-name="T19">design</text:span><text:span text:style-name="T24"> </text:span><text:span text:style-name="T19">with</text:span><text:span text:style-name="T22"> </text:span><text:span text:style-name="T19">accessibility</text:span><text:span text:style-name="T23"> </text:span><text:span text:style-name="T19">features</text:span><text:span text:style-name="T22"> </text:span><text:span text:style-name="T19">for</text:span><text:span text:style-name="T28"> </text:span><text:span text:style-name="T19">differently-abled</text:span><text:span text:style-name="T24"> </text:span><text:span text:style-name="T18">users.</text:span></text:p>
                </text:list-item>
              </text:list>
            </text:list-item>
            <text:list-item>
              <text:h text:style-name="P67" text:outline-level="3"><text:bookmark text:name="5.6 Scalability Requirements"/>Scalability<text:span text:style-name="T1"> </text:span><text:span text:style-name="T17">Requirements</text:span></text:h>
              <text:list>
                <text:list-item>
                  <text:p text:style-name="P85"><text:span text:style-name="T19">Scalability</text:span><text:span text:style-name="T18"> </text:span><text:span text:style-name="T19">to</text:span><text:span text:style-name="T23"> </text:span><text:span text:style-name="T19">support</text:span><text:span text:style-name="T24"> </text:span><text:span text:style-name="T19">1</text:span><text:span text:style-name="T23"> </text:span><text:span text:style-name="T19">million</text:span><text:span text:style-name="T32"> </text:span><text:span text:style-name="T19">users</text:span><text:span text:style-name="T23"> </text:span><text:span text:style-name="T19">over</text:span><text:span text:style-name="T18"> </text:span><text:span text:style-name="T19">the</text:span><text:span text:style-name="T21"> </text:span><text:span text:style-name="T19">next</text:span><text:span text:style-name="T18"> </text:span><text:span text:style-name="T19">5</text:span><text:span text:style-name="T24"> </text:span><text:span text:style-name="T18">years.</text:span></text:p>
                </text:list-item>
              </text:list>
            </text:list-item>
            <text:list-item>
              <text:h text:style-name="P56" text:outline-level="3"><text:bookmark text:name="5.7 Maintainability"/>Maintainability</text:h>
              <text:list>
                <text:list-item>
                  <text:p text:style-name="P85"><text:span text:style-name="T19">Modular</text:span><text:span text:style-name="T23"> </text:span><text:span text:style-name="T19">design</text:span><text:span text:style-name="T24"> </text:span><text:span text:style-name="T19">for</text:span><text:span text:style-name="T21"> </text:span><text:span text:style-name="T19">easier</text:span><text:span text:style-name="T23"> </text:span><text:span text:style-name="T19">updates</text:span><text:span text:style-name="T24"> </text:span><text:span text:style-name="T19">and</text:span><text:span text:style-name="T23"> </text:span><text:span text:style-name="T18">maintenance.</text:span></text:p>
                </text:list-item>
              </text:list>
            </text:list-item>
          </text:list>
        </text:list-item>
      </text:list>
      <text:p text:style-name="P39"/>
      <text:list xml:id="list115545462437700" text:continue-numbering="true" text:style-name="WWNum2">
        <text:list-item>
          <text:h text:style-name="P52" text:outline-level="2"><text:bookmark text:name="6. Other Requirements"/>Other<text:span text:style-name="T16"> </text:span><text:span text:style-name="T17">Requirements</text:span></text:h>
        </text:list-item>
      </text:list>
      <text:list xml:id="list2130392538" text:style-name="WWNum3">
        <text:list-item>
          <text:p text:style-name="P87"><text:span text:style-name="T19">Compliance</text:span><text:span text:style-name="T21"> </text:span><text:span text:style-name="T19">with</text:span><text:span text:style-name="T21"> </text:span><text:span text:style-name="T19">regional</text:span><text:span text:style-name="T23"> </text:span><text:span text:style-name="T19">privacy</text:span><text:span text:style-name="T24"> </text:span><text:span text:style-name="T19">and</text:span><text:span text:style-name="T24"> </text:span><text:span text:style-name="T19">data</text:span><text:span text:style-name="T21"> </text:span><text:span text:style-name="T19">protection</text:span><text:span text:style-name="T23"> </text:span><text:span text:style-name="T18">laws.</text:span></text:p>
        </text:list-item>
        <text:list-item>
          <text:p text:style-name="P88"><text:span text:style-name="T19">Periodic</text:span><text:span text:style-name="T23"> </text:span><text:span text:style-name="T19">user</text:span><text:span text:style-name="T21"> </text:span><text:span text:style-name="T19">surveys</text:span><text:span text:style-name="T23"> </text:span><text:span text:style-name="T19">for</text:span><text:span text:style-name="T23"> </text:span><text:span text:style-name="T19">feature</text:span><text:span text:style-name="T23"> </text:span><text:span text:style-name="T18">enhancements.</text:span></text:p>
        </text:list-item>
      </text:list>
      <text:p text:style-name="P40"/>
      <text:h text:style-name="P24" text:outline-level="2"><text:bookmark text:name="Appendix A: Glossary"/>Appendix<text:span text:style-name="T15"> </text:span>A:<text:span text:style-name="T16"> </text:span><text:span text:style-name="T17">Glossary</text:span></text:h>
      <text:list xml:id="list115544990935099" text:continue-numbering="true" text:style-name="WWNum3">
        <text:list-item>
          <text:p text:style-name="P89"><text:span text:style-name="T39">API:</text:span><text:span text:style-name="T42"> </text:span><text:span text:style-name="T19">Application</text:span><text:span text:style-name="T24"> </text:span><text:span text:style-name="T19">Programming</text:span><text:span text:style-name="T23"> </text:span><text:span text:style-name="T18">Interface</text:span></text:p>
        </text:list-item>
        <text:list-item>
          <text:p text:style-name="P88"><text:span text:style-name="T39">GDPR:</text:span><text:span text:style-name="T41"> </text:span><text:span text:style-name="T19">General</text:span><text:span text:style-name="T23"> </text:span><text:span text:style-name="T19">Data</text:span><text:span text:style-name="T24"> </text:span><text:span text:style-name="T19">Protection</text:span><text:span text:style-name="T18"> Regulation</text:span></text:p>
        </text:list-item>
        <text:list-item>
          <text:p text:style-name="P90"><text:span text:style-name="T39">UI:</text:span><text:span text:style-name="T47"> </text:span><text:span text:style-name="T19">User</text:span><text:span text:style-name="T18"> Interface</text:span></text:p>
        </text:list-item>
      </text:list>
      <text:h text:style-name="P53" text:outline-level="2"><text:bookmark text:name="Appendix B: Analysis Models"/>Appendix<text:span text:style-name="T17"> </text:span>B:<text:span text:style-name="T48"> </text:span>Analysis<text:span text:style-name="T15"> </text:span><text:span text:style-name="T17">Models</text:span></text:h>
      <text:list xml:id="list115544744662797" text:continue-numbering="true" text:style-name="WWNum3">
        <text:list-item>
          <text:p text:style-name="P87"><text:span text:style-name="T19">Use</text:span><text:span text:style-name="T23"> </text:span><text:span text:style-name="T19">case</text:span><text:span text:style-name="T18"> diagrams</text:span></text:p>
        </text:list-item>
        <text:list-item>
          <text:p text:style-name="P88"><text:span text:style-name="T19">Activity</text:span><text:span text:style-name="T24"> </text:span><text:span text:style-name="T18">diagrams</text:span></text:p>
        </text:list-item>
      </text:list>
      <text:p text:style-name="P41"/>
      <text:h text:style-name="P24" text:outline-level="2"><text:bookmark text:name="Appendix C: Issues List"/>Appendix<text:span text:style-name="T15"> </text:span>C:<text:span text:style-name="T48"> </text:span>Issues<text:span text:style-name="T15"> </text:span><text:span text:style-name="T50">List</text:span></text:h>
      <text:list xml:id="list115544386600129" text:continue-numbering="true" text:style-name="WWNum3">
        <text:list-item>
          <text:p text:style-name="P87"><text:span text:style-name="T19">Identified</text:span><text:span text:style-name="T22"> </text:span><text:span text:style-name="T19">integration</text:span><text:span text:style-name="T28"> </text:span><text:span text:style-name="T18">challenges</text:span></text:p>
        </text:list-item>
        <text:list-item>
          <text:p text:style-name="P88"><text:span text:style-name="T19">Proposed</text:span><text:span text:style-name="T28"> </text:span><text:span text:style-name="T19">resolutions</text:span><text:span text:style-name="T24"> </text:span><text:span text:style-name="T19">for</text:span><text:span text:style-name="T22"> </text:span><text:span text:style-name="T19">scalability</text:span><text:span text:style-name="T24"> </text:span><text:span text:style-name="T18">concerns</text:span></text:p>
        </text:list-item>
      </text:list>
      <text:p text:style-name="P40"/>
      <text:h text:style-name="P24" text:outline-level="2"><text:span text:style-name="T17">Traceability</text:span><text:span text:style-name="T52"> </text:span><text:span text:style-name="T17">Matrix</text:span></text:h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9">Requirement</text:span><text:span text:style-name="T21"> ID</text:span></text:p>
          </table:table-cell>
          <table:table-cell table:style-name="Table1.A1" office:value-type="string">
            <text:p text:style-name="P10"><text:span text:style-name="T24">Functional/Non-</text:span><text:span text:style-name="T18">functional</text:span></text:p>
          </table:table-cell>
          <table:table-cell table:style-name="Table1.A1" office:value-type="string">
            <text:p text:style-name="P18">Description</text:p>
          </table:table-cell>
        </table:table-row>
        <table:table-row table:style-name="Table1.2">
          <table:table-cell table:style-name="Table1.A1" office:value-type="string">
            <text:p text:style-name="P43">R1</text:p>
          </table:table-cell>
          <table:table-cell table:style-name="Table1.A1" office:value-type="string">
            <text:p text:style-name="P46">Functional</text:p>
          </table:table-cell>
          <table:table-cell table:style-name="Table1.A1" office:value-type="string">
            <text:p text:style-name="P19"><text:span text:style-name="T19">Calendar</text:span><text:span text:style-name="T21"> </text:span><text:span text:style-name="T19">dashboard</text:span><text:span text:style-name="T24"> </text:span><text:span text:style-name="T18">feature</text:span></text:p>
          </table:table-cell>
        </table:table-row>
        <table:table-row table:style-name="Table1.3">
          <table:table-cell table:style-name="Table1.A1" office:value-type="string">
            <text:p text:style-name="P44">R2</text:p>
          </table:table-cell>
          <table:table-cell table:style-name="Table1.A1" office:value-type="string">
            <text:p text:style-name="P47">Functional</text:p>
          </table:table-cell>
          <table:table-cell table:style-name="Table1.A1" office:value-type="string">
            <text:p text:style-name="P20"><text:span text:style-name="T19">Smart</text:span><text:span text:style-name="T23"> </text:span><text:span text:style-name="T19">reminders</text:span><text:span text:style-name="T23"> </text:span><text:span text:style-name="T19">and</text:span><text:span text:style-name="T18"> notifications</text:span></text:p>
          </table:table-cell>
        </table:table-row>
        <table:table-row table:style-name="Table1.4">
          <table:table-cell table:style-name="Table1.A1" office:value-type="string">
            <text:p text:style-name="P44">R3</text:p>
          </table:table-cell>
          <table:table-cell table:style-name="Table1.A1" office:value-type="string">
            <text:p text:style-name="P22"><text:span text:style-name="T24">Non-</text:span><text:span text:style-name="T18">functional</text:span></text:p>
          </table:table-cell>
          <table:table-cell table:style-name="Table1.A1" office:value-type="string">
            <text:p text:style-name="P20"><text:span text:style-name="T19">99.9%</text:span><text:span text:style-name="T23"> </text:span><text:span text:style-name="T19">uptime</text:span><text:span text:style-name="T24"> </text:span><text:span text:style-name="T18">guarantee</text:span></text:p>
          </table:table-cell>
        </table:table-row>
        <table:table-row table:style-name="Table1.5">
          <table:table-cell table:style-name="Table1.A1" office:value-type="string">
            <text:p text:style-name="P45">R4</text:p>
          </table:table-cell>
          <table:table-cell table:style-name="Table1.A1" office:value-type="string">
            <text:p text:style-name="P23"><text:span text:style-name="T24">Non-</text:span><text:span text:style-name="T18">functional</text:span></text:p>
          </table:table-cell>
          <table:table-cell table:style-name="Table1.A1" office:value-type="string">
            <text:p text:style-name="P21"><text:span text:style-name="T19">Support</text:span><text:span text:style-name="T18"> </text:span><text:span text:style-name="T19">for</text:span><text:span text:style-name="T23"> </text:span><text:span text:style-name="T19">up</text:span><text:span text:style-name="T18"> </text:span><text:span text:style-name="T19">to</text:span><text:span text:style-name="T18"> </text:span><text:span text:style-name="T19">10,000</text:span><text:span text:style-name="T18"> concurrent</text:span></text:p>
          </table:table-cell>
        </table:table-row>
      </table:table>
      <text:p text:style-name="P48">us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/>
    <style:font-face style:name="Arial MT1" svg:font-family="'Arial MT'" style:font-family-generic="roman" style:font-pitch="variable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adornments="Regular" style:font-family-generic="swiss" style:font-pitch="variable"/>
    <style:font-face style:name="Lucida Sans Unicode1" svg:font-family="'Lucida Sans Unicode'" style:font-family-generic="roman" style:font-pitch="variable"/>
    <style:font-face style:name="Lucida Sans Unicode2" svg:font-family="'Lucida Sans Unicode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1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 MT1" fo:font-family="'Arial MT'" style:font-family-generic="roman" style:font-pitch="variable" fo:font-size="11pt" fo:language="en" fo:country="US" style:font-name-asian="Arial MT2" style:font-family-asian="'Arial MT'" style:font-family-generic-asian="system" style:font-pitch-asian="variable" style:font-size-asian="11pt" style:language-asian="en" style:country-asian="US" style:font-name-complex="Arial MT2" style:font-family-complex="'Arial MT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143cm" fo:margin-right="0cm" fo:text-indent="-0.506cm" style:auto-text-indent="false"/>
      <style:text-properties style:font-name="Arial" fo:font-family="Arial" style:font-family-generic="roman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274cm" fo:margin-right="0cm" fo:margin-top="0.4cm" fo:margin-bottom="0cm" style:contextual-spacing="false" fo:text-indent="-0.637cm" style:auto-text-indent="false"/>
      <style:text-properties style:font-name="Arial" fo:font-family="Arial" style:font-family-generic="roman" style:font-pitch="variable" fo:font-size="11pt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6.417cm" fo:margin-right="0cm" fo:margin-top="0.108cm" fo:margin-bottom="0cm" style:contextual-spacing="false" fo:text-indent="-4.992cm" style:auto-text-indent="false"/>
      <style:text-properties style:font-name="Arial" fo:font-family="Arial" style:font-family-generic="roman" style:font-pitch="variable" fo:font-size="19pt" fo:language="en" fo:country="US" fo:font-weight="bold" style:font-name-asian="Arial1" style:font-family-asian="Arial" style:font-family-generic-asian="system" style:font-pitch-asian="variable" style:font-size-asian="19pt" style:language-asian="en" style:country-asian="US" style:font-weight-asian="bold" style:font-name-complex="Arial1" style:font-family-complex="Arial" style:font-family-generic-complex="system" style:font-pitch-complex="variable" style:font-size-complex="19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905cm" fo:margin-right="0cm" fo:text-indent="-0.637cm" style:auto-text-indent="false"/>
      <style:text-properties style:font-name="Arial MT1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212cm" fo:margin-right="0cm" fo:margin-top="0.212cm" fo:margin-bottom="0cm" style:contextual-spacing="false" fo:text-indent="0cm" style:auto-text-indent="false"/>
      <style:text-properties style:font-name="Arial MT1" fo:font-family="'Arial MT'" style:font-family-generic="roman" style:font-pitch="variable" fo:language="en" fo:country="U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6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3pt" fo:letter-spacing="-0.002cm" fo:language="en" fo:country="US" fo:font-style="normal" fo:font-weight="bold" style:font-name-asian="Arial1" style:font-family-asian="Arial" style:font-family-generic-asian="system" style:font-pitch-asian="variable" style:font-size-asian="13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3pt" style:language-complex="ar" style:country-complex="SA" style:font-style-complex="normal" style:font-weight-complex="bold" style:text-scale="100%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fo:letter-spacing="-0.004cm" fo:language="en" fo:country="US" fo:font-style="normal" fo:font-weight="bold" style:font-name-asian="Arial1" style:font-family-asian="Arial" style:font-family-generic-asian="system" style:font-pitch-asian="variable" style:font-size-asian="11pt" style:language-asian="en" style:country-asian="US" style:font-style-asian="normal" style:font-weight-asian="bold" style:font-name-complex="Arial1" style:font-family-complex="Arial" style:font-family-generic-complex="system" style:font-pitch-complex="variable" style:font-size-complex="11pt" style:language-complex="ar" style:country-complex="SA" style:font-style-complex="normal" style:font-weight-complex="bold" style:text-scale="100%"/>
    </style:style>
    <style:style style:name="ListLabel_20_12" style:display-name="ListLabel 12" style:family="text">
      <style:text-properties fo:font-size="11pt" fo:letter-spacing="normal" fo:language="en" fo:country="US" fo:font-style="normal" fo:font-weight="normal" style:font-name-asian="Lucida Sans Unicode2" style:font-family-asian="'Lucida Sans Unicode'" style:font-family-generic-asian="system" style:font-pitch-asian="variable" style:font-size-asian="11pt" style:language-asian="en" style:country-asian="US" style:font-style-asian="normal" style:font-weight-asian="normal" style:font-name-complex="Lucida Sans Unicode2" style:font-family-complex="'Lucida Sans Unicode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 MT1" fo:font-family="'Arial MT'" style:font-family-generic="roman" style:font-pitch="variable" fo:font-size="11pt" fo:letter-spacing="-0.002cm" fo:language="en" fo:country="U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style:font-name="Arial MT1" fo:font-family="'Arial MT'" style:font-family-generic="roman" style:font-pitch="variable" fo:font-size="11pt" fo:letter-spacing="-0.005cm" fo:language="en" fo:country="US" fo:font-style="normal" fo:font-weight="normal" style:font-name-asian="Arial MT2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2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9cm"/>
        </style:list-level-properties>
        <style:text-properties style:font-name="Arial MT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1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508cm" fo:margin-left="1.14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42cm" fo:margin-left="1.281cm"/>
        </style:list-level-properties>
      </text:list-level-style-number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909cm"/>
        </style:list-level-properties>
        <style:text-properties style:font-name="Lucida Sans Unicod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5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2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1cm" fo:margin-left="1.94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9cm" fo:margin-left="2.579cm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2.57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2.646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4.80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6.969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9.13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1.29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9cm" fo:margin-left="13.4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.069cm" fo:margin-bottom="0.49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399cm" fo:margin-bottom="0.494cm" fo:margin-left="1.905cm" fo:margin-right="1.905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258cm" fo:margin-bottom="0.494cm" fo:margin-left="1.905cm" fo:margin-right="1.905cm" style:writing-mode="lr-tb" style:layout-grid-color="#c0c0c0" style:layout-grid-lines="251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3.21cm" fo:margin-bottom="0.494cm" fo:margin-left="1.905cm" fo:margin-right="1.905cm" style:writing-mode="lr-tb" style:layout-grid-color="#c0c0c0" style:layout-grid-lines="242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3" draw:style-name="Mdp1"/>
    <style:master-page style:name="Converted8" style:page-layout-name="Mpm2" draw:style-name="Mdp1"/>
    <style:master-page style:name="Converted9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RS-SP-126003262-SMARTCALENEDAR</dc:title>
    <meta:creation-date>2025-01-28T11:34:51.011000000</meta:creation-date>
    <meta:editing-duration>PT4M5S</meta:editing-duration>
    <meta:generator>LibreOffice/7.2.5.2$Windows_X86_64 LibreOffice_project/499f9727c189e6ef3471021d6132d4c694f357e5</meta:generator>
    <meta:editing-cycles>6</meta:editing-cycles>
    <dc:date>2025-01-28T11:55:43.715000000</dc:date>
    <meta:document-statistic meta:table-count="1" meta:image-count="0" meta:object-count="0" meta:page-count="10" meta:paragraph-count="193" meta:word-count="1253" meta:character-count="8656" meta:non-whitespace-character-count="7754"/>
    <meta:user-defined meta:name="AppVersion">12.0000</meta:user-defined>
    <meta:user-defined meta:name="Created" meta:value-type="date">2025-01-21T00:00:00</meta:user-defined>
    <meta:user-defined meta:name="Creator">Writer</meta:user-defined>
    <meta:user-defined meta:name="LastSaved" meta:value-type="date">2025-01-21T00:00:00</meta:user-defined>
    <meta:user-defined meta:name="Producer" meta:value-type="string">LibreOffice 7.2</meta:user-defined>
  </office:meta>
</office:document-meta>
</file>